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5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OrderNumber</text:p>
          </table:table-cell>
          <table:table-cell office:value-type="string" calcext:value-type="string">
            <text:p>InventoryStatus</text:p>
          </table:table-cell>
          <table:table-cell office:value-type="string" calcext:value-type="string">
            <text:p>PaymentStatus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illingAddress1</text:p>
          </table:table-cell>
          <table:table-cell office:value-type="string" calcext:value-type="string">
            <text:p>BillingAddress2</text:p>
          </table:table-cell>
          <table:table-cell office:value-type="string" calcext:value-type="string">
            <text:p>BillingCity</text:p>
          </table:table-cell>
          <table:table-cell office:value-type="string" calcext:value-type="string">
            <text:p>BillingState</text:p>
          </table:table-cell>
          <table:table-cell office:value-type="string" calcext:value-type="string">
            <text:p>BillingCountry</text:p>
          </table:table-cell>
          <table:table-cell office:value-type="string" calcext:value-type="string">
            <text:p>BillingPostalCode</text:p>
          </table:table-cell>
          <table:table-cell office:value-type="string" calcext:value-type="string">
            <text:p>BillingAddressRemarks</text:p>
          </table:table-cell>
          <table:table-cell office:value-type="string" calcext:value-type="string">
            <text:p>ShipToCompanyName</text:p>
          </table:table-cell>
          <table:table-cell office:value-type="string" calcext:value-type="string">
            <text:p>ShippingAddress1</text:p>
          </table:table-cell>
          <table:table-cell office:value-type="string" calcext:value-type="string">
            <text:p>ShippingAddress2</text:p>
          </table:table-cell>
          <table:table-cell office:value-type="string" calcext:value-type="string">
            <text:p>ShippingCity</text:p>
          </table:table-cell>
          <table:table-cell office:value-type="string" calcext:value-type="string">
            <text:p>ShippingState</text:p>
          </table:table-cell>
          <table:table-cell office:value-type="string" calcext:value-type="string">
            <text:p>ShippingCountry</text:p>
          </table:table-cell>
          <table:table-cell office:value-type="string" calcext:value-type="string">
            <text:p>ShippingPostalCode</text:p>
          </table:table-cell>
          <table:table-cell office:value-type="string" calcext:value-type="string">
            <text:p>ShippingAddressRemarks</text:p>
          </table:table-cell>
          <table:table-cell office:value-type="string" calcext:value-type="string">
            <text:p>CurrencyCode</text:p>
          </table:table-cell>
          <table:table-cell office:value-type="string" calcext:value-type="string">
            <text:p>ExchangeRate</text:p>
          </table:table-cell>
          <table:table-cell office:value-type="string" calcext:value-type="string">
            <text:p>NonCustomerCost</text:p>
          </table:table-cell>
          <table:table-cell table:style-name="Default" office:value-type="string" calcext:value-type="string">
            <text:p>OrderDate</text:p>
          </table:table-cell>
          <table:table-cell office:value-type="string" calcext:value-type="string">
            <text:p>OrderRemarks</text:p>
          </table:table-cell>
          <table:table-cell office:value-type="string" calcext:value-type="string">
            <text:p>Freight</text:p>
          </table:table-cell>
          <table:table-cell table:style-name="Default" office:value-type="string" calcext:value-type="string">
            <text:p>InvoicedDate</text:p>
          </table:table-cell>
          <table:table-cell table:style-name="Default" office:value-type="string" calcext:value-type="string">
            <text:p>DueDate</text:p>
          </table:table-cell>
          <table:table-cell table:style-name="Default" office:value-type="string" calcext:value-type="string">
            <text:p>DatePaid</text:p>
          </table:table-cell>
          <table:table-cell office:value-type="string" calcext:value-type="string">
            <text:p>AmountPaid</text:p>
          </table:table-cell>
          <table:table-cell table:style-name="Default" office:value-type="string" calcext:value-type="string">
            <text:p>RequestedShipDate</text:p>
          </table:table-cell>
          <table:table-cell office:value-type="string" calcext:value-type="string">
            <text:p>PONumber</text:p>
          </table:table-cell>
          <table:table-cell office:value-type="string" calcext:value-type="string">
            <text:p>SalesRep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PricingScheme</text:p>
          </table:table-cell>
          <table:table-cell office:value-type="string" calcext:value-type="string">
            <text:p>PaymentTerms</text:p>
          </table:table-cell>
          <table:table-cell office:value-type="string" calcext:value-type="string">
            <text:p>PaymentMethod</text:p>
          </table:table-cell>
          <table:table-cell office:value-type="string" calcext:value-type="string">
            <text:p>TaxingScheme</text:p>
          </table:table-cell>
          <table:table-cell office:value-type="string" calcext:value-type="string">
            <text:p>Tax1Rate</text:p>
          </table:table-cell>
          <table:table-cell office:value-type="string" calcext:value-type="string">
            <text:p>Tax2Rate</text:p>
          </table:table-cell>
          <table:table-cell table:style-name="Default" office:value-type="string" calcext:value-type="string">
            <text:p>CalculateTax2OnTax1</text:p>
          </table:table-cell>
          <table:table-cell office:value-type="string" calcext:value-type="string">
            <text:p>Tax1Name</text:p>
          </table:table-cell>
          <table:table-cell office:value-type="string" calcext:value-type="string">
            <text:p>Tax2Name</text:p>
          </table:table-cell>
          <table:table-cell table:style-name="Default" office:value-type="string" calcext:value-type="string">
            <text:p>Tax1OnShipping</text:p>
          </table:table-cell>
          <table:table-cell table:style-name="Default" office:value-type="string" calcext:value-type="string">
            <text:p>Tax2OnShipping</text:p>
          </table:table-cell>
          <table:table-cell office:value-type="string" calcext:value-type="string">
            <text:p>Sales Type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LPO Date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ItemDescription</text:p>
          </table:table-cell>
          <table:table-cell office:value-type="string" calcext:value-type="string">
            <text:p>ItemQuantity</text:p>
          </table:table-cell>
          <table:table-cell office:value-type="string" calcext:value-type="string">
            <text:p>ItemQuantityUoM</text:p>
          </table:table-cell>
          <table:table-cell office:value-type="string" calcext:value-type="string">
            <text:p>ItemUnitPrice</text:p>
          </table:table-cell>
          <table:table-cell table:style-name="Default" office:value-type="string" calcext:value-type="string">
            <text:p>ItemDiscount</text:p>
          </table:table-cell>
          <table:table-cell office:value-type="string" calcext:value-type="string">
            <text:p>ItemSubtotal</text:p>
          </table:table-cell>
          <table:table-cell office:value-type="string" calcext:value-type="string">
            <text:p>ItemSerials</text:p>
          </table:table-cell>
          <table:table-cell office:value-type="string" calcext:value-type="string">
            <text:p>SpecialTaxRate</text:p>
          </table:table-cell>
          <table:table-cell table:style-name="Default" office:value-type="string" calcext:value-type="string">
            <text:p>IsCancelled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BUMIN, 12X20 ML </text:p>
          </table:table-cell>
          <table:table-cell office:value-type="string" calcext:value-type="string">
            <text:p>Albumin, ALBU 0250, 12x20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801.38" calcext:value-type="float">
            <text:p>15801.38</text:p>
          </table:table-cell>
          <table:table-cell office:value-type="string" calcext:value-type="string">
            <text:p>0 %</text:p>
          </table:table-cell>
          <table:table-cell office:value-type="float" office:value="15801.38" calcext:value-type="float">
            <text:p>15801.3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OTAL PROTEIN PLUS 12X20ML VTL 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735.13" calcext:value-type="float">
            <text:p>13735.13</text:p>
          </table:table-cell>
          <table:table-cell office:value-type="string" calcext:value-type="string">
            <text:p>0 %</text:p>
          </table:table-cell>
          <table:table-cell office:value-type="float" office:value="13735.13" calcext:value-type="float">
            <text:p>13735.1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ST / GOT SL, 5X 125 ML </text:p>
          </table:table-cell>
          <table:table-cell office:value-type="string" calcext:value-type="string">
            <text:p>AST / GOT SL, ASSL-0510, 5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83.63" calcext:value-type="float">
            <text:p>15083.63</text:p>
          </table:table-cell>
          <table:table-cell office:value-type="string" calcext:value-type="string">
            <text:p>0 %</text:p>
          </table:table-cell>
          <table:table-cell office:value-type="float" office:value="15083.63" calcext:value-type="float">
            <text:p>15083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T / GPT SL, 5X 125 ML <text:s text:c="2"/></text:p>
          </table:table-cell>
          <table:table-cell office:value-type="string" calcext:value-type="string">
            <text:p>ALT / GPT SL, ALSL-0510, 5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83.63" calcext:value-type="float">
            <text:p>15083.63</text:p>
          </table:table-cell>
          <table:table-cell office:value-type="string" calcext:value-type="string">
            <text:p>0 %</text:p>
          </table:table-cell>
          <table:table-cell office:value-type="float" office:value="15083.63" calcext:value-type="float">
            <text:p>15083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675.63" calcext:value-type="float">
            <text:p>10675.63</text:p>
          </table:table-cell>
          <table:table-cell office:value-type="string" calcext:value-type="string">
            <text:p>0 %</text:p>
          </table:table-cell>
          <table:table-cell office:value-type="float" office:value="32026.89" calcext:value-type="float">
            <text:p>32026.89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CHOLESTEROL SL+STD, 4X250ML </text:p>
          </table:table-cell>
          <table:table-cell office:value-type="string" calcext:value-type="string">
            <text:p>4X250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%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DL CHOLESTEROL DIRECT SL 2G, 1X80 ML </text:p>
          </table:table-cell>
          <table:table-cell office:value-type="string" calcext:value-type="string">
            <text:p>LDL CHOLESTEROL DIRECT SL 2G, LDLL-0380, 1X80 M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645" calcext:value-type="float">
            <text:p>72645</text:p>
          </table:table-cell>
          <table:table-cell office:value-type="string" calcext:value-type="string">
            <text:p>0 %</text:p>
          </table:table-cell>
          <table:table-cell office:value-type="float" office:value="145290" calcext:value-type="float">
            <text:p>14529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DL CHOLESTEROL <text:s/>2G, 4 X 28 ML </text:p>
          </table:table-cell>
          <table:table-cell office:value-type="string" calcext:value-type="string">
            <text:p>CHOLESTEROL HDL 2G, HDLL 0230, 4 x 28 m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9774.88" calcext:value-type="float">
            <text:p>49774.88</text:p>
          </table:table-cell>
          <table:table-cell office:value-type="string" calcext:value-type="string">
            <text:p>0 %</text:p>
          </table:table-cell>
          <table:table-cell office:value-type="float" office:value="99549.76" calcext:value-type="float">
            <text:p>99549.7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IGL MONO SL, 6 X 45 ML </text:p>
          </table:table-cell>
          <table:table-cell office:value-type="string" calcext:value-type="string">
            <text:p>TRIGL MONO SL, TGML 0455, 6 x 45 ml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019.88" calcext:value-type="float">
            <text:p>18019.88</text:p>
          </table:table-cell>
          <table:table-cell office:value-type="string" calcext:value-type="string">
            <text:p>0 %</text:p>
          </table:table-cell>
          <table:table-cell office:value-type="float" office:value="18019.88" calcext:value-type="float">
            <text:p>18019.8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â–, BITO-0600, 2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41.13" calcext:value-type="float">
            <text:p>8341.13</text:p>
          </table:table-cell>
          <table:table-cell office:value-type="string" calcext:value-type="string">
            <text:p>0 %</text:p>
          </table:table-cell>
          <table:table-cell office:value-type="float" office:value="8341.13" calcext:value-type="float">
            <text:p>8341.1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â–, BIDI-0600, 2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21" calcext:value-type="float">
            <text:p>7221</text:p>
          </table:table-cell>
          <table:table-cell office:value-type="string" calcext:value-type="string">
            <text:p>0 %</text:p>
          </table:table-cell>
          <table:table-cell office:value-type="float" office:value="7221" calcext:value-type="float">
            <text:p>722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DL CHOLESTEROL CALIBRATOR 2G, 1 X 1 ML </text:p>
          </table:table-cell>
          <table:table-cell office:value-type="string" calcext:value-type="string">
            <text:p>HDL Cholesterol Calibrator 2G, HDLL-0011, 1 x 1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752.5" calcext:value-type="float">
            <text:p>26752.5</text:p>
          </table:table-cell>
          <table:table-cell office:value-type="string" calcext:value-type="string">
            <text:p>0 %</text:p>
          </table:table-cell>
          <table:table-cell office:value-type="float" office:value="26752.5" calcext:value-type="float">
            <text:p>26752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DL CHOLESTEROL CALIBRATOR 2G, 1X1 ML </text:p>
          </table:table-cell>
          <table:table-cell office:value-type="string" calcext:value-type="string">
            <text:p>LDL 2G Calibrator, LDLL-0011, 1x1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406.5" calcext:value-type="float">
            <text:p>30406.5</text:p>
          </table:table-cell>
          <table:table-cell office:value-type="string" calcext:value-type="string">
            <text:p>0 %</text:p>
          </table:table-cell>
          <table:table-cell office:value-type="float" office:value="30406.5" calcext:value-type="float">
            <text:p>30406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MYLASE, 6 X 20 ML </text:p>
          </table:table-cell>
          <table:table-cell office:value-type="string" calcext:value-type="string">
            <text:p>Amylase, AMSL 0230, 6 x 20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294.75" calcext:value-type="float">
            <text:p>24294.75</text:p>
          </table:table-cell>
          <table:table-cell office:value-type="string" calcext:value-type="string">
            <text:p>0 %</text:p>
          </table:table-cell>
          <table:table-cell office:value-type="float" office:value="24294.75" calcext:value-type="float">
            <text:p>24294.7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DH-L-SL, 4X62.5 ML </text:p>
          </table:table-cell>
          <table:table-cell office:value-type="string" calcext:value-type="string">
            <text:p>LDH-L-SL, LLSL-0420, 4X62.4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722.75" calcext:value-type="float">
            <text:p>10722.75</text:p>
          </table:table-cell>
          <table:table-cell office:value-type="string" calcext:value-type="string">
            <text:p>0 %</text:p>
          </table:table-cell>
          <table:table-cell office:value-type="float" office:value="10722.75" calcext:value-type="float">
            <text:p>10722.7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BA1C REAGENT, 1X32 ML </text:p>
          </table:table-cell>
          <table:table-cell office:value-type="string" calcext:value-type="string">
            <text:p>HBA1C REAGENT, HBAC-0240, 1x32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5269.13" calcext:value-type="float">
            <text:p>125269.13</text:p>
          </table:table-cell>
          <table:table-cell office:value-type="string" calcext:value-type="string">
            <text:p>0 %</text:p>
          </table:table-cell>
          <table:table-cell office:value-type="float" office:value="125269.13" calcext:value-type="float">
            <text:p>125269.1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BA1C CONTROL <text:s/>L+H NEW, 4X0.5ML </text:p>
          </table:table-cell>
          <table:table-cell office:value-type="string" calcext:value-type="string">
            <text:p>HbA1C CONTROL <text:s/>L+H NEW, HBAC-0049, 4x0.5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596.88" calcext:value-type="float">
            <text:p>41596.88</text:p>
          </table:table-cell>
          <table:table-cell office:value-type="string" calcext:value-type="string">
            <text:p>0 %</text:p>
          </table:table-cell>
          <table:table-cell office:value-type="float" office:value="41596.88" calcext:value-type="float">
            <text:p>41596.8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BA1C CALIBRATOR SET 4 XO,5ML, 4X0. 5 ML </text:p>
          </table:table-cell>
          <table:table-cell office:value-type="string" calcext:value-type="string">
            <text:p>HbA1c CALIBRATOR SET 4 xO,5ml, HBAC-0043, 4x0. 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731.88" calcext:value-type="float">
            <text:p>50731.88</text:p>
          </table:table-cell>
          <table:table-cell office:value-type="string" calcext:value-type="string">
            <text:p>0 %</text:p>
          </table:table-cell>
          <table:table-cell office:value-type="float" office:value="50731.88" calcext:value-type="float">
            <text:p>50731.8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3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3/2017 1:16:40 PM</text:p>
          </table:table-cell>
          <table:table-cell office:value-type="string" calcext:value-type="string">
            <text:p>paid into First Bank. as confirmed by Chairman</text:p>
          </table:table-cell>
          <table:table-cell/>
          <table:table-cell office:value-type="string" calcext:value-type="string">
            <text:p>3/23/2017 2:22:02 PM</text:p>
          </table:table-cell>
          <table:table-cell office:value-type="string" calcext:value-type="string">
            <text:p>3/23/2017 12:00:00 AM</text:p>
          </table:table-cell>
          <table:table-cell office:value-type="string" calcext:value-type="string">
            <text:p>7/3/2017 3:32:52 PM</text:p>
          </table:table-cell>
          <table:table-cell office:value-type="float" office:value="697421.07" calcext:value-type="float">
            <text:p>697421.07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CREATININE JAFFE, 4X250 ML </text:p>
          </table:table-cell>
          <table:table-cell office:value-type="string" calcext:value-type="string">
            <text:p>Creatinine Jaffe, CRCO-0700, 4x250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494.25" calcext:value-type="float">
            <text:p>17494.25</text:p>
          </table:table-cell>
          <table:table-cell office:value-type="string" calcext:value-type="string">
            <text:p>0 %</text:p>
          </table:table-cell>
          <table:table-cell office:value-type="float" office:value="17494.25" calcext:value-type="float">
            <text:p>17494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5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7/2017 3:01:39 PM</text:p>
          </table:table-cell>
          <table:table-cell office:value-type="string" calcext:value-type="string">
            <text:p>REPLACEMENT. <text:s/>invoice paid</text:p>
          </table:table-cell>
          <table:table-cell/>
          <table:table-cell office:value-type="string" calcext:value-type="string">
            <text:p>3/27/2017 3:13:33 PM</text:p>
          </table:table-cell>
          <table:table-cell table:style-name="Default"/>
          <table:table-cell office:value-type="string" calcext:value-type="string">
            <text:p>7/3/2017 3:34:28 PM</text:p>
          </table:table-cell>
          <table:table-cell office:value-type="float" office:value="24265.75" calcext:value-type="float">
            <text:p>24265.75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UREA UV SL, 4 X 55 ML </text:p>
          </table:table-cell>
          <table:table-cell office:value-type="string" calcext:value-type="string">
            <text:p>UREA UV SL, URSL 0455, 4 x 5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99" calcext:value-type="float">
            <text:p>15399</text:p>
          </table:table-cell>
          <table:table-cell office:value-type="string" calcext:value-type="string">
            <text:p>0 %</text:p>
          </table:table-cell>
          <table:table-cell office:value-type="float" office:value="15399" calcext:value-type="float">
            <text:p>15399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05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 table:number-columns-repeated="18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7/2017 3:01:39 PM</text:p>
          </table:table-cell>
          <table:table-cell office:value-type="string" calcext:value-type="string">
            <text:p>REPLACEMENT. <text:s/>invoice paid</text:p>
          </table:table-cell>
          <table:table-cell/>
          <table:table-cell office:value-type="string" calcext:value-type="string">
            <text:p>3/27/2017 3:13:33 PM</text:p>
          </table:table-cell>
          <table:table-cell table:style-name="Default"/>
          <table:table-cell office:value-type="string" calcext:value-type="string">
            <text:p>7/3/2017 3:34:28 PM</text:p>
          </table:table-cell>
          <table:table-cell office:value-type="float" office:value="24265.75" calcext:value-type="float">
            <text:p>24265.75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GLUCOSE PAP SL + STD, 6X100 ML </text:p>
          </table:table-cell>
          <table:table-cell office:value-type="string" calcext:value-type="string">
            <text:p>Glucose PAP SL, GPSL-0507, 6X100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66.75" calcext:value-type="float">
            <text:p>8866.75</text:p>
          </table:table-cell>
          <table:table-cell office:value-type="string" calcext:value-type="string">
            <text:p>0 %</text:p>
          </table:table-cell>
          <table:table-cell office:value-type="float" office:value="8866.75" calcext:value-type="float">
            <text:p>8866.7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4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26/2017 3:12:17 PM</text:p>
          </table:table-cell>
          <table:table-cell office:value-type="string" calcext:value-type="string">
            <text:p>paid via dcl first bank account</text:p>
          </table:table-cell>
          <table:table-cell/>
          <table:table-cell office:value-type="string" calcext:value-type="string">
            <text:p>4/26/2017 3:14:12 PM</text:p>
          </table:table-cell>
          <table:table-cell table:style-name="Default"/>
          <table:table-cell office:value-type="string" calcext:value-type="string">
            <text:p>4/26/2017 3:16:34 PM</text:p>
          </table:table-cell>
          <table:table-cell office:value-type="float" office:value="12081.13" calcext:value-type="float">
            <text:p>12081.13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MAGNESIUM CALMAGITE, 2X125 ML <text:s/></text:p>
          </table:table-cell>
          <table:table-cell office:value-type="string" calcext:value-type="string">
            <text:p>Magnesium Calmagite, MAGN-0600, 2x125 ml exp date 2017/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81.128" calcext:value-type="float">
            <text:p>10081.128</text:p>
          </table:table-cell>
          <table:table-cell office:value-type="string" calcext:value-type="string">
            <text:p>0 %</text:p>
          </table:table-cell>
          <table:table-cell office:value-type="float" office:value="10081.13" calcext:value-type="float">
            <text:p>10081.1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45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26/2017 3:12:17 PM</text:p>
          </table:table-cell>
          <table:table-cell office:value-type="string" calcext:value-type="string">
            <text:p>paid via dcl first bank account</text:p>
          </table:table-cell>
          <table:table-cell/>
          <table:table-cell office:value-type="string" calcext:value-type="string">
            <text:p>4/26/2017 3:14:12 PM</text:p>
          </table:table-cell>
          <table:table-cell table:style-name="Default"/>
          <table:table-cell office:value-type="string" calcext:value-type="string">
            <text:p>4/26/2017 3:16:34 PM</text:p>
          </table:table-cell>
          <table:table-cell office:value-type="float" office:value="12081.13" calcext:value-type="float">
            <text:p>12081.13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Waybill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0 %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5/2017 4:19:56 PM</text:p>
          </table:table-cell>
          <table:table-cell office:value-type="string" calcext:value-type="string">
            <text:p>invoice paid into FBN.</text:p>
          </table:table-cell>
          <table:table-cell/>
          <table:table-cell office:value-type="string" calcext:value-type="string">
            <text:p>5/5/2017 4:33:06 PM</text:p>
          </table:table-cell>
          <table:table-cell office:value-type="string" calcext:value-type="string">
            <text:p>5/5/2017 12:00:00 AM</text:p>
          </table:table-cell>
          <table:table-cell office:value-type="string" calcext:value-type="string">
            <text:p>7/3/2017 3:35:04 PM</text:p>
          </table:table-cell>
          <table:table-cell office:value-type="float" office:value="231413.82" calcext:value-type="float">
            <text:p>231413.82</text:p>
          </table:table-cell>
          <table:table-cell office:value-type="string" calcext:value-type="string">
            <text:p>5/5/2017 12:00:00 AM</text:p>
          </table:table-cell>
          <table:table-cell/>
          <table:table-cell office:value-type="string" calcext:value-type="string">
            <text:p>Chiamaka Ngurukem</text:p>
          </table:table-cell>
          <table:table-cell/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CID SOLUTION (needle rinse)</text:p>
          </table:table-cell>
          <table:table-cell office:value-type="string" calcext:value-type="string">
            <text:p>1L Acid solution (needle rinse), SLHC-5900-E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359.38" calcext:value-type="float">
            <text:p>59359.38</text:p>
          </table:table-cell>
          <table:table-cell office:value-type="string" calcext:value-type="string">
            <text:p>0 %</text:p>
          </table:table-cell>
          <table:table-cell office:value-type="float" office:value="59359.38" calcext:value-type="float">
            <text:p>59359.3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5/2017 4:19:56 PM</text:p>
          </table:table-cell>
          <table:table-cell office:value-type="string" calcext:value-type="string">
            <text:p>invoice paid into FBN.</text:p>
          </table:table-cell>
          <table:table-cell/>
          <table:table-cell office:value-type="string" calcext:value-type="string">
            <text:p>5/5/2017 4:33:06 PM</text:p>
          </table:table-cell>
          <table:table-cell office:value-type="string" calcext:value-type="string">
            <text:p>5/5/2017 12:00:00 AM</text:p>
          </table:table-cell>
          <table:table-cell office:value-type="string" calcext:value-type="string">
            <text:p>7/3/2017 3:35:04 PM</text:p>
          </table:table-cell>
          <table:table-cell office:value-type="float" office:value="231413.82" calcext:value-type="float">
            <text:p>231413.82</text:p>
          </table:table-cell>
          <table:table-cell office:value-type="string" calcext:value-type="string">
            <text:p>5/5/2017 12:00:00 AM</text:p>
          </table:table-cell>
          <table:table-cell/>
          <table:table-cell office:value-type="string" calcext:value-type="string">
            <text:p>Chiamaka Ngurukem</text:p>
          </table:table-cell>
          <table:table-cell/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UREA UV SL 5X125 ML URSL-0500</text:p>
          </table:table-cell>
          <table:table-cell office:value-type="string" calcext:value-type="string">
            <text:p>5X125 ML URSL-05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532" calcext:value-type="float">
            <text:p>35532</text:p>
          </table:table-cell>
          <table:table-cell office:value-type="string" calcext:value-type="string">
            <text:p>0 %</text:p>
          </table:table-cell>
          <table:table-cell office:value-type="float" office:value="35532" calcext:value-type="float">
            <text:p>3553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5/2017 4:19:56 PM</text:p>
          </table:table-cell>
          <table:table-cell office:value-type="string" calcext:value-type="string">
            <text:p>invoice paid into FBN.</text:p>
          </table:table-cell>
          <table:table-cell/>
          <table:table-cell office:value-type="string" calcext:value-type="string">
            <text:p>5/5/2017 4:33:06 PM</text:p>
          </table:table-cell>
          <table:table-cell office:value-type="string" calcext:value-type="string">
            <text:p>5/5/2017 12:00:00 AM</text:p>
          </table:table-cell>
          <table:table-cell office:value-type="string" calcext:value-type="string">
            <text:p>7/3/2017 3:35:04 PM</text:p>
          </table:table-cell>
          <table:table-cell office:value-type="float" office:value="231413.82" calcext:value-type="float">
            <text:p>231413.82</text:p>
          </table:table-cell>
          <table:table-cell office:value-type="string" calcext:value-type="string">
            <text:p>5/5/2017 12:00:00 AM</text:p>
          </table:table-cell>
          <table:table-cell/>
          <table:table-cell office:value-type="string" calcext:value-type="string">
            <text:p>Chiamaka Ngurukem</text:p>
          </table:table-cell>
          <table:table-cell/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GLUCOSE PAP SL+STD, 4X250 <text:s/>ML </text:p>
          </table:table-cell>
          <table:table-cell office:value-type="string" calcext:value-type="string">
            <text:p>4X250 <text:s/>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823.44" calcext:value-type="float">
            <text:p>15823.44</text:p>
          </table:table-cell>
          <table:table-cell office:value-type="string" calcext:value-type="string">
            <text:p>0 %</text:p>
          </table:table-cell>
          <table:table-cell office:value-type="float" office:value="15823.44" calcext:value-type="float">
            <text:p>15823.4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5/2017 4:19:56 PM</text:p>
          </table:table-cell>
          <table:table-cell office:value-type="string" calcext:value-type="string">
            <text:p>invoice paid into FBN.</text:p>
          </table:table-cell>
          <table:table-cell/>
          <table:table-cell office:value-type="string" calcext:value-type="string">
            <text:p>5/5/2017 4:33:06 PM</text:p>
          </table:table-cell>
          <table:table-cell office:value-type="string" calcext:value-type="string">
            <text:p>5/5/2017 12:00:00 AM</text:p>
          </table:table-cell>
          <table:table-cell office:value-type="string" calcext:value-type="string">
            <text:p>7/3/2017 3:35:04 PM</text:p>
          </table:table-cell>
          <table:table-cell office:value-type="float" office:value="231413.82" calcext:value-type="float">
            <text:p>231413.82</text:p>
          </table:table-cell>
          <table:table-cell office:value-type="string" calcext:value-type="string">
            <text:p>5/5/2017 12:00:00 AM</text:p>
          </table:table-cell>
          <table:table-cell/>
          <table:table-cell office:value-type="string" calcext:value-type="string">
            <text:p>Chiamaka Ngurukem</text:p>
          </table:table-cell>
          <table:table-cell/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DL CHOLESTEROL DIRECT 2G SL, 1 X 80 ML </text:p>
          </table:table-cell>
          <table:table-cell office:value-type="string" calcext:value-type="string">
            <text:p>HDL Cholesterol Direct 2G SL, HDLL-0380, 1 x 80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852" calcext:value-type="float">
            <text:p>40852</text:p>
          </table:table-cell>
          <table:table-cell office:value-type="string" calcext:value-type="string">
            <text:p>0 %</text:p>
          </table:table-cell>
          <table:table-cell office:value-type="float" office:value="40852" calcext:value-type="float">
            <text:p>4085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5/2017 4:19:56 PM</text:p>
          </table:table-cell>
          <table:table-cell office:value-type="string" calcext:value-type="string">
            <text:p>invoice paid into FBN.</text:p>
          </table:table-cell>
          <table:table-cell/>
          <table:table-cell office:value-type="string" calcext:value-type="string">
            <text:p>5/5/2017 4:33:06 PM</text:p>
          </table:table-cell>
          <table:table-cell office:value-type="string" calcext:value-type="string">
            <text:p>5/5/2017 12:00:00 AM</text:p>
          </table:table-cell>
          <table:table-cell office:value-type="string" calcext:value-type="string">
            <text:p>7/3/2017 3:35:04 PM</text:p>
          </table:table-cell>
          <table:table-cell office:value-type="float" office:value="231413.82" calcext:value-type="float">
            <text:p>231413.82</text:p>
          </table:table-cell>
          <table:table-cell office:value-type="string" calcext:value-type="string">
            <text:p>5/5/2017 12:00:00 AM</text:p>
          </table:table-cell>
          <table:table-cell/>
          <table:table-cell office:value-type="string" calcext:value-type="string">
            <text:p>Chiamaka Ngurukem</text:p>
          </table:table-cell>
          <table:table-cell/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CREATININE JAFFE, 4X250 ML </text:p>
          </table:table-cell>
          <table:table-cell office:value-type="string" calcext:value-type="string">
            <text:p>Creatinine Jaffe, CRCO-0700, 4x250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867" calcext:value-type="float">
            <text:p>21867</text:p>
          </table:table-cell>
          <table:table-cell office:value-type="string" calcext:value-type="string">
            <text:p>0 %</text:p>
          </table:table-cell>
          <table:table-cell office:value-type="float" office:value="21867" calcext:value-type="float">
            <text:p>21867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5/2017 4:19:56 PM</text:p>
          </table:table-cell>
          <table:table-cell office:value-type="string" calcext:value-type="string">
            <text:p>invoice paid into FBN.</text:p>
          </table:table-cell>
          <table:table-cell/>
          <table:table-cell office:value-type="string" calcext:value-type="string">
            <text:p>5/5/2017 4:33:06 PM</text:p>
          </table:table-cell>
          <table:table-cell office:value-type="string" calcext:value-type="string">
            <text:p>5/5/2017 12:00:00 AM</text:p>
          </table:table-cell>
          <table:table-cell office:value-type="string" calcext:value-type="string">
            <text:p>7/3/2017 3:35:04 PM</text:p>
          </table:table-cell>
          <table:table-cell office:value-type="float" office:value="231413.82" calcext:value-type="float">
            <text:p>231413.82</text:p>
          </table:table-cell>
          <table:table-cell office:value-type="string" calcext:value-type="string">
            <text:p>5/5/2017 12:00:00 AM</text:p>
          </table:table-cell>
          <table:table-cell/>
          <table:table-cell office:value-type="string" calcext:value-type="string">
            <text:p>Chiamaka Ngurukem</text:p>
          </table:table-cell>
          <table:table-cell/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IG MONO SL NEW 4X250 +STD</text:p>
          </table:table-cell>
          <table:table-cell office:value-type="string" calcext:value-type="string">
            <text:p>4x250ml TGML-07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80" calcext:value-type="float">
            <text:p>57980</text:p>
          </table:table-cell>
          <table:table-cell office:value-type="string" calcext:value-type="string">
            <text:p>0 %</text:p>
          </table:table-cell>
          <table:table-cell office:value-type="float" office:value="57980" calcext:value-type="float">
            <text:p>5798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81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/2017 3:12:41 PM</text:p>
          </table:table-cell>
          <table:table-cell office:value-type="string" calcext:value-type="string">
            <text:p>NB: Payment by bank transfer into First bank on 8-5-17.</text:p>
          </table:table-cell>
          <table:table-cell/>
          <table:table-cell office:value-type="string" calcext:value-type="string">
            <text:p>5/8/2017 3:47:01 PM</text:p>
          </table:table-cell>
          <table:table-cell office:value-type="string" calcext:value-type="string">
            <text:p>5/10/2017 12:00:00 AM</text:p>
          </table:table-cell>
          <table:table-cell office:value-type="string" calcext:value-type="string">
            <text:p>5/8/2017 6:14:25 PM</text:p>
          </table:table-cell>
          <table:table-cell office:value-type="float" office:value="90825" calcext:value-type="float">
            <text:p>90825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DIRECT BILIRUBIN, 4X100ML </text:p>
          </table:table-cell>
          <table:table-cell office:value-type="string" calcext:value-type="string">
            <text:p>4x100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94" calcext:value-type="float">
            <text:p>13694</text:p>
          </table:table-cell>
          <table:table-cell office:value-type="string" calcext:value-type="string">
            <text:p>0 %</text:p>
          </table:table-cell>
          <table:table-cell office:value-type="float" office:value="13694" calcext:value-type="float">
            <text:p>136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81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/2017 3:12:41 PM</text:p>
          </table:table-cell>
          <table:table-cell office:value-type="string" calcext:value-type="string">
            <text:p>NB: Payment by bank transfer into First bank on 8-5-17.</text:p>
          </table:table-cell>
          <table:table-cell/>
          <table:table-cell office:value-type="string" calcext:value-type="string">
            <text:p>5/8/2017 3:47:01 PM</text:p>
          </table:table-cell>
          <table:table-cell office:value-type="string" calcext:value-type="string">
            <text:p>5/10/2017 12:00:00 AM</text:p>
          </table:table-cell>
          <table:table-cell office:value-type="string" calcext:value-type="string">
            <text:p>5/8/2017 6:14:25 PM</text:p>
          </table:table-cell>
          <table:table-cell office:value-type="float" office:value="90825" calcext:value-type="float">
            <text:p>90825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OTAL BILIRUBIN, 4X100ML </text:p>
          </table:table-cell>
          <table:table-cell office:value-type="string" calcext:value-type="string">
            <text:p>4x100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94" calcext:value-type="float">
            <text:p>13694</text:p>
          </table:table-cell>
          <table:table-cell office:value-type="string" calcext:value-type="string">
            <text:p>0 %</text:p>
          </table:table-cell>
          <table:table-cell office:value-type="float" office:value="13694" calcext:value-type="float">
            <text:p>136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81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/2017 3:12:41 PM</text:p>
          </table:table-cell>
          <table:table-cell office:value-type="string" calcext:value-type="string">
            <text:p>NB: Payment by bank transfer into First bank on 8-5-17.</text:p>
          </table:table-cell>
          <table:table-cell/>
          <table:table-cell office:value-type="string" calcext:value-type="string">
            <text:p>5/8/2017 3:47:01 PM</text:p>
          </table:table-cell>
          <table:table-cell office:value-type="string" calcext:value-type="string">
            <text:p>5/10/2017 12:00:00 AM</text:p>
          </table:table-cell>
          <table:table-cell office:value-type="string" calcext:value-type="string">
            <text:p>5/8/2017 6:14:25 PM</text:p>
          </table:table-cell>
          <table:table-cell office:value-type="float" office:value="90825" calcext:value-type="float">
            <text:p>90825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ELICAL 2, 4X3 ML </text:p>
          </table:table-cell>
          <table:table-cell office:value-type="string" calcext:value-type="string">
            <text:p>4x 3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437" calcext:value-type="float">
            <text:p>63437</text:p>
          </table:table-cell>
          <table:table-cell office:value-type="string" calcext:value-type="string">
            <text:p>0 %</text:p>
          </table:table-cell>
          <table:table-cell office:value-type="float" office:value="63437" calcext:value-type="float">
            <text:p>63437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81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/2017 3:12:41 PM</text:p>
          </table:table-cell>
          <table:table-cell office:value-type="string" calcext:value-type="string">
            <text:p>NB: Payment by bank transfer into First bank on 8-5-17.</text:p>
          </table:table-cell>
          <table:table-cell/>
          <table:table-cell office:value-type="string" calcext:value-type="string">
            <text:p>5/8/2017 3:47:01 PM</text:p>
          </table:table-cell>
          <table:table-cell office:value-type="string" calcext:value-type="string">
            <text:p>5/10/2017 12:00:00 AM</text:p>
          </table:table-cell>
          <table:table-cell office:value-type="string" calcext:value-type="string">
            <text:p>5/8/2017 6:14:25 PM</text:p>
          </table:table-cell>
          <table:table-cell office:value-type="float" office:value="90825" calcext:value-type="float">
            <text:p>90825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94" calcext:value-type="float">
            <text:p>13694</text:p>
          </table:table-cell>
          <table:table-cell office:value-type="string" calcext:value-type="string">
            <text:p>0 %</text:p>
          </table:table-cell>
          <table:table-cell office:value-type="float" office:value="13694" calcext:value-type="float">
            <text:p>136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81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/2017 3:12:41 PM</text:p>
          </table:table-cell>
          <table:table-cell office:value-type="string" calcext:value-type="string">
            <text:p>NB: Payment by bank transfer into First bank on 8-5-17.</text:p>
          </table:table-cell>
          <table:table-cell/>
          <table:table-cell office:value-type="string" calcext:value-type="string">
            <text:p>5/8/2017 3:47:01 PM</text:p>
          </table:table-cell>
          <table:table-cell office:value-type="string" calcext:value-type="string">
            <text:p>5/10/2017 12:00:00 AM</text:p>
          </table:table-cell>
          <table:table-cell office:value-type="string" calcext:value-type="string">
            <text:p>5/8/2017 6:14:25 PM</text:p>
          </table:table-cell>
          <table:table-cell office:value-type="float" office:value="90825" calcext:value-type="float">
            <text:p>90825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94" calcext:value-type="float">
            <text:p>13694</text:p>
          </table:table-cell>
          <table:table-cell office:value-type="string" calcext:value-type="string">
            <text:p>0 %</text:p>
          </table:table-cell>
          <table:table-cell office:value-type="float" office:value="13694" calcext:value-type="float">
            <text:p>136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81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/2017 3:12:41 PM</text:p>
          </table:table-cell>
          <table:table-cell office:value-type="string" calcext:value-type="string">
            <text:p>NB: Payment by bank transfer into First bank on 8-5-17.</text:p>
          </table:table-cell>
          <table:table-cell/>
          <table:table-cell office:value-type="string" calcext:value-type="string">
            <text:p>5/8/2017 3:47:01 PM</text:p>
          </table:table-cell>
          <table:table-cell office:value-type="string" calcext:value-type="string">
            <text:p>5/10/2017 12:00:00 AM</text:p>
          </table:table-cell>
          <table:table-cell office:value-type="string" calcext:value-type="string">
            <text:p>5/8/2017 6:14:25 PM</text:p>
          </table:table-cell>
          <table:table-cell office:value-type="float" office:value="90825" calcext:value-type="float">
            <text:p>90825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DIRECT BILIRUBIN, 4X100ML </text:p>
          </table:table-cell>
          <table:table-cell office:value-type="string" calcext:value-type="string">
            <text:p>4x100ml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694" calcext:value-type="float">
            <text:p>13694</text:p>
          </table:table-cell>
          <table:table-cell office:value-type="string" calcext:value-type="string">
            <text:p>0 %</text:p>
          </table:table-cell>
          <table:table-cell office:value-type="float" office:value="-13694" calcext:value-type="float">
            <text:p>-136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181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/8/2017 3:12:41 PM</text:p>
          </table:table-cell>
          <table:table-cell office:value-type="string" calcext:value-type="string">
            <text:p>NB: Payment by bank transfer into First bank on 8-5-17.</text:p>
          </table:table-cell>
          <table:table-cell/>
          <table:table-cell office:value-type="string" calcext:value-type="string">
            <text:p>5/8/2017 3:47:01 PM</text:p>
          </table:table-cell>
          <table:table-cell office:value-type="string" calcext:value-type="string">
            <text:p>5/10/2017 12:00:00 AM</text:p>
          </table:table-cell>
          <table:table-cell office:value-type="string" calcext:value-type="string">
            <text:p>5/8/2017 6:14:25 PM</text:p>
          </table:table-cell>
          <table:table-cell office:value-type="float" office:value="90825" calcext:value-type="float">
            <text:p>90825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OTAL BILIRUBIN, 4X100ML </text:p>
          </table:table-cell>
          <table:table-cell office:value-type="string" calcext:value-type="string">
            <text:p>4x100ml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3694" calcext:value-type="float">
            <text:p>13694</text:p>
          </table:table-cell>
          <table:table-cell office:value-type="string" calcext:value-type="string">
            <text:p>0 %</text:p>
          </table:table-cell>
          <table:table-cell office:value-type="float" office:value="-13694" calcext:value-type="float">
            <text:p>-136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, LOT:03-3020-05, EXP:2018-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437" calcext:value-type="float">
            <text:p>63437</text:p>
          </table:table-cell>
          <table:table-cell office:value-type="string" calcext:value-type="string">
            <text:p>0 %</text:p>
          </table:table-cell>
          <table:table-cell office:value-type="float" office:value="126874" calcext:value-type="float">
            <text:p>12687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, LOT:01-1020-06, EXP:2018-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516" calcext:value-type="float">
            <text:p>70516</text:p>
          </table:table-cell>
          <table:table-cell office:value-type="string" calcext:value-type="string">
            <text:p>0 %</text:p>
          </table:table-cell>
          <table:table-cell office:value-type="float" office:value="141032" calcext:value-type="float">
            <text:p>14103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, EXP:2018-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781" calcext:value-type="float">
            <text:p>77781</text:p>
          </table:table-cell>
          <table:table-cell office:value-type="string" calcext:value-type="string">
            <text:p>0 %</text:p>
          </table:table-cell>
          <table:table-cell office:value-type="float" office:value="155562" calcext:value-type="float">
            <text:p>15556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BUMIN BCG, 2X 125 ML </text:p>
          </table:table-cell>
          <table:table-cell office:value-type="string" calcext:value-type="string">
            <text:p>Albumin BCG, ALBU-0600, 2x 125 ml <text:s/>,LOT:17-0190, EXP:2018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94.32" calcext:value-type="float">
            <text:p>10494.32</text:p>
          </table:table-cell>
          <table:table-cell office:value-type="string" calcext:value-type="string">
            <text:p>0 %</text:p>
          </table:table-cell>
          <table:table-cell office:value-type="float" office:value="10494.32" calcext:value-type="float">
            <text:p>10494.3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BA1C REAGENT, 1X32 ML </text:p>
          </table:table-cell>
          <table:table-cell office:value-type="string" calcext:value-type="string">
            <text:p>HBA1C REAGENT, HBAC-0240, 1x32 ml, LOT:17-0215, EXP:2018-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6586" calcext:value-type="float">
            <text:p>156586</text:p>
          </table:table-cell>
          <table:table-cell office:value-type="string" calcext:value-type="string">
            <text:p>0 %</text:p>
          </table:table-cell>
          <table:table-cell office:value-type="float" office:value="156586" calcext:value-type="float">
            <text:p>15658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UREA UV SL 5X125 ML URSL-0500</text:p>
          </table:table-cell>
          <table:table-cell office:value-type="string" calcext:value-type="string">
            <text:p>5X125 ML URSL-0500, LOT:17-0486, EXP:2018-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943" calcext:value-type="float">
            <text:p>21943</text:p>
          </table:table-cell>
          <table:table-cell office:value-type="string" calcext:value-type="string">
            <text:p>0 %</text:p>
          </table:table-cell>
          <table:table-cell office:value-type="float" office:value="43886" calcext:value-type="float">
            <text:p>4388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CALCIUM ARSENAZO, 2X 125 ML </text:p>
          </table:table-cell>
          <table:table-cell office:value-type="string" calcext:value-type="string">
            <text:p>Calcium Arsenazo, CALA-0600, 2x 125 ml <text:s/>,LOT:16-1835, EXP:2018-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23.44" calcext:value-type="float">
            <text:p>12923.44</text:p>
          </table:table-cell>
          <table:table-cell office:value-type="string" calcext:value-type="string">
            <text:p>0 %</text:p>
          </table:table-cell>
          <table:table-cell office:value-type="float" office:value="12923.44" calcext:value-type="float">
            <text:p>12923.4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DL CHOLESTEROL <text:s/>2G, 4 X 28 ML </text:p>
          </table:table-cell>
          <table:table-cell office:value-type="string" calcext:value-type="string">
            <text:p>CHOLESTEROL HDL 2G, 4 x 28 ml,LOT:17-0054, EXP:2018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218" calcext:value-type="float">
            <text:p>62218</text:p>
          </table:table-cell>
          <table:table-cell office:value-type="string" calcext:value-type="string">
            <text:p>0 %</text:p>
          </table:table-cell>
          <table:table-cell office:value-type="float" office:value="62218" calcext:value-type="float">
            <text:p>6221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 ,LOT:17-0152,EXP:2018-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44.64" calcext:value-type="float">
            <text:p>13344.64</text:p>
          </table:table-cell>
          <table:table-cell office:value-type="string" calcext:value-type="string">
            <text:p>0 %</text:p>
          </table:table-cell>
          <table:table-cell office:value-type="float" office:value="13344.64" calcext:value-type="float">
            <text:p>13344.6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URIC ACID MONO SL, 12X20ML</text:p>
          </table:table-cell>
          <table:table-cell office:value-type="string" calcext:value-type="string">
            <text:p>URIC ACID MONO SL, AUML-0250, 12x20ml,LOT:16-1972, EXP:2017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509" calcext:value-type="float">
            <text:p>24509</text:p>
          </table:table-cell>
          <table:table-cell office:value-type="string" calcext:value-type="string">
            <text:p>0 %</text:p>
          </table:table-cell>
          <table:table-cell office:value-type="float" office:value="24509" calcext:value-type="float">
            <text:p>24509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CHOLESTEROL PAP SL + STD, 6X 100 ML </text:p>
          </table:table-cell>
          <table:table-cell office:value-type="string" calcext:value-type="string">
            <text:p>Cholesterol PAP SL + STD, CHSL-0507, 6x 100 ml,LOT:17-0398, EXP:2018-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865" calcext:value-type="float">
            <text:p>20865</text:p>
          </table:table-cell>
          <table:table-cell office:value-type="string" calcext:value-type="string">
            <text:p>0 %</text:p>
          </table:table-cell>
          <table:table-cell office:value-type="float" office:value="20865" calcext:value-type="float">
            <text:p>2086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PHOSPHORUS,6 X 20 ML </text:p>
          </table:table-cell>
          <table:table-cell office:value-type="string" calcext:value-type="string">
            <text:p>PHOSPHORUS, PHOS 0230,6 x 20 ml, LOT:16-2263, EXP:2019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11" calcext:value-type="float">
            <text:p>12411</text:p>
          </table:table-cell>
          <table:table-cell office:value-type="string" calcext:value-type="string">
            <text:p>0 %</text:p>
          </table:table-cell>
          <table:table-cell office:value-type="float" office:value="12411" calcext:value-type="float">
            <text:p>1241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50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3/2017 3:05:35 PM</text:p>
          </table:table-cell>
          <table:table-cell office:value-type="string" calcext:value-type="string">
            <text:p>payment was cionfirmed by Chairman.</text:p>
          </table:table-cell>
          <table:table-cell/>
          <table:table-cell office:value-type="string" calcext:value-type="string">
            <text:p>6/23/2017 3:39:39 PM</text:p>
          </table:table-cell>
          <table:table-cell office:value-type="string" calcext:value-type="string">
            <text:p>6/23/2017 12:00:00 AM</text:p>
          </table:table-cell>
          <table:table-cell office:value-type="string" calcext:value-type="string">
            <text:p>7/18/2017 12:45:35 PM</text:p>
          </table:table-cell>
          <table:table-cell office:value-type="float" office:value="796539.4" calcext:value-type="float">
            <text:p>796539.4</text:p>
          </table:table-cell>
          <table:table-cell office:value-type="string" calcext:value-type="string">
            <text:p>6/23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Bank Transfer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GLUCOSE PAP SL+STD, 4X250 <text:s/>ML </text:p>
          </table:table-cell>
          <table:table-cell office:value-type="string" calcext:value-type="string">
            <text:p>4X250 <text:s/>ML, LOT:16-1866, EXP:2018-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834" calcext:value-type="float">
            <text:p>15834</text:p>
          </table:table-cell>
          <table:table-cell office:value-type="string" calcext:value-type="string">
            <text:p>0 %</text:p>
          </table:table-cell>
          <table:table-cell office:value-type="float" office:value="15834" calcext:value-type="float">
            <text:p>1583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63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17/2017 3:13:40 PM</text:p>
          </table:table-cell>
          <table:table-cell office:value-type="string" calcext:value-type="string">
            <text:p>invoice pai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/17/2017 3:19:58 PM</text:p>
          </table:table-cell>
          <table:table-cell office:value-type="string" calcext:value-type="string">
            <text:p>7/17/2017 12:00:00 AM</text:p>
          </table:table-cell>
          <table:table-cell office:value-type="string" calcext:value-type="string">
            <text:p>7/17/2017 7:53:01 PM</text:p>
          </table:table-cell>
          <table:table-cell office:value-type="float" office:value="34975.91" calcext:value-type="float">
            <text:p>34975.91</text:p>
          </table:table-cell>
          <table:table-cell office:value-type="string" calcext:value-type="string">
            <text:p>7/17/2017 3:19:29 P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REA UV SL 5X125 ML URSL-0500</text:p>
          </table:table-cell>
          <table:table-cell office:value-type="string" calcext:value-type="string">
            <text:p>5X125 ML URSL-0500, LOT:17-0486, EXP:2018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942" calcext:value-type="float">
            <text:p>21942</text:p>
          </table:table-cell>
          <table:table-cell office:value-type="string" calcext:value-type="string">
            <text:p>0 %</text:p>
          </table:table-cell>
          <table:table-cell office:value-type="float" office:value="21942" calcext:value-type="float">
            <text:p>2194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63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/17/2017 3:13:40 PM</text:p>
          </table:table-cell>
          <table:table-cell office:value-type="string" calcext:value-type="string">
            <text:p>invoice pai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7/17/2017 3:19:58 PM</text:p>
          </table:table-cell>
          <table:table-cell office:value-type="string" calcext:value-type="string">
            <text:p>7/17/2017 12:00:00 AM</text:p>
          </table:table-cell>
          <table:table-cell office:value-type="string" calcext:value-type="string">
            <text:p>7/17/2017 7:53:01 PM</text:p>
          </table:table-cell>
          <table:table-cell office:value-type="float" office:value="34975.91" calcext:value-type="float">
            <text:p>34975.91</text:p>
          </table:table-cell>
          <table:table-cell office:value-type="string" calcext:value-type="string">
            <text:p>7/17/2017 3:19:29 P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OTAL PROTEIN PLUS, 2X125 ML </text:p>
          </table:table-cell>
          <table:table-cell office:value-type="string" calcext:value-type="string">
            <text:p>TOTAL PROTEIN PLUS, PROB-0600, 2X125 ML,LOT:17-0219, EXP:2018-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33.91" calcext:value-type="float">
            <text:p>12033.91</text:p>
          </table:table-cell>
          <table:table-cell office:value-type="string" calcext:value-type="string">
            <text:p>0 %</text:p>
          </table:table-cell>
          <table:table-cell office:value-type="float" office:value="12033.91" calcext:value-type="float">
            <text:p>12033.9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0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4/2017 2:53:29 PM</text:p>
          </table:table-cell>
          <table:table-cell office:value-type="string" calcext:value-type="string">
            <text:p>INVOICE PAID. FIND ATTACHED</text:p>
          </table:table-cell>
          <table:table-cell/>
          <table:table-cell table:number-columns-repeated="2" office:value-type="string" calcext:value-type="string">
            <text:p>8/4/2017 3:03:08 PM</text:p>
          </table:table-cell>
          <table:table-cell office:value-type="string" calcext:value-type="string">
            <text:p>8/4/2017 8:25:24 AM</text:p>
          </table:table-cell>
          <table:table-cell office:value-type="float" office:value="91000.24" calcext:value-type="float">
            <text:p>91000.24</text:p>
          </table:table-cell>
          <table:table-cell office:value-type="string" calcext:value-type="string">
            <text:p>8/4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,LOT:16-1883, EXP:2018-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26.41" calcext:value-type="float">
            <text:p>15426.41</text:p>
          </table:table-cell>
          <table:table-cell office:value-type="string" calcext:value-type="string">
            <text:p>0 %</text:p>
          </table:table-cell>
          <table:table-cell office:value-type="float" office:value="15426.41" calcext:value-type="float">
            <text:p>15426.4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0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4/2017 2:53:29 PM</text:p>
          </table:table-cell>
          <table:table-cell office:value-type="string" calcext:value-type="string">
            <text:p>INVOICE PAID. FIND ATTACHED</text:p>
          </table:table-cell>
          <table:table-cell/>
          <table:table-cell table:number-columns-repeated="2" office:value-type="string" calcext:value-type="string">
            <text:p>8/4/2017 3:03:08 PM</text:p>
          </table:table-cell>
          <table:table-cell office:value-type="string" calcext:value-type="string">
            <text:p>8/4/2017 8:25:24 AM</text:p>
          </table:table-cell>
          <table:table-cell office:value-type="float" office:value="91000.24" calcext:value-type="float">
            <text:p>91000.24</text:p>
          </table:table-cell>
          <table:table-cell office:value-type="string" calcext:value-type="string">
            <text:p>8/4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,LOT:17-0234, EXP:2018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1026.25" calcext:value-type="float">
            <text:p>11026.25</text:p>
          </table:table-cell>
          <table:table-cell office:value-type="string" calcext:value-type="string">
            <text:p>0 %</text:p>
          </table:table-cell>
          <table:table-cell office:value-type="float" office:value="11026.25" calcext:value-type="float">
            <text:p>11026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0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4/2017 2:53:29 PM</text:p>
          </table:table-cell>
          <table:table-cell office:value-type="string" calcext:value-type="string">
            <text:p>INVOICE PAID. FIND ATTACHED</text:p>
          </table:table-cell>
          <table:table-cell/>
          <table:table-cell table:number-columns-repeated="2" office:value-type="string" calcext:value-type="string">
            <text:p>8/4/2017 3:03:08 PM</text:p>
          </table:table-cell>
          <table:table-cell office:value-type="string" calcext:value-type="string">
            <text:p>8/4/2017 8:25:24 AM</text:p>
          </table:table-cell>
          <table:table-cell office:value-type="float" office:value="91000.24" calcext:value-type="float">
            <text:p>91000.24</text:p>
          </table:table-cell>
          <table:table-cell office:value-type="string" calcext:value-type="string">
            <text:p>8/4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T / GPT SL, 5X 125 ML <text:s text:c="2"/></text:p>
          </table:table-cell>
          <table:table-cell office:value-type="string" calcext:value-type="string">
            <text:p>ALT / GPT SL, ALSL-0510, 5x 125 ml,LOT:16-1320, EXP:2017-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54.54" calcext:value-type="float">
            <text:p>18854.54</text:p>
          </table:table-cell>
          <table:table-cell office:value-type="string" calcext:value-type="string">
            <text:p>0 %</text:p>
          </table:table-cell>
          <table:table-cell office:value-type="float" office:value="18854.54" calcext:value-type="float">
            <text:p>18854.5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0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4/2017 2:53:29 PM</text:p>
          </table:table-cell>
          <table:table-cell office:value-type="string" calcext:value-type="string">
            <text:p>INVOICE PAID. FIND ATTACHED</text:p>
          </table:table-cell>
          <table:table-cell/>
          <table:table-cell table:number-columns-repeated="2" office:value-type="string" calcext:value-type="string">
            <text:p>8/4/2017 3:03:08 PM</text:p>
          </table:table-cell>
          <table:table-cell office:value-type="string" calcext:value-type="string">
            <text:p>8/4/2017 8:25:24 AM</text:p>
          </table:table-cell>
          <table:table-cell office:value-type="float" office:value="91000.24" calcext:value-type="float">
            <text:p>91000.24</text:p>
          </table:table-cell>
          <table:table-cell office:value-type="string" calcext:value-type="string">
            <text:p>8/4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ST / GOT SL, 5X 125 ML </text:p>
          </table:table-cell>
          <table:table-cell office:value-type="string" calcext:value-type="string">
            <text:p>AST / GOT SL, ASSL-0510, 5x 125 ml,LOT:16-1473, EXP:2017-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854.54" calcext:value-type="float">
            <text:p>21854.54</text:p>
          </table:table-cell>
          <table:table-cell office:value-type="string" calcext:value-type="string">
            <text:p>0 %</text:p>
          </table:table-cell>
          <table:table-cell office:value-type="float" office:value="21854.54" calcext:value-type="float">
            <text:p>21854.5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0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4/2017 2:53:29 PM</text:p>
          </table:table-cell>
          <table:table-cell office:value-type="string" calcext:value-type="string">
            <text:p>INVOICE PAID. FIND ATTACHED</text:p>
          </table:table-cell>
          <table:table-cell/>
          <table:table-cell table:number-columns-repeated="2" office:value-type="string" calcext:value-type="string">
            <text:p>8/4/2017 3:03:08 PM</text:p>
          </table:table-cell>
          <table:table-cell office:value-type="string" calcext:value-type="string">
            <text:p>8/4/2017 8:25:24 AM</text:p>
          </table:table-cell>
          <table:table-cell office:value-type="float" office:value="91000.24" calcext:value-type="float">
            <text:p>91000.24</text:p>
          </table:table-cell>
          <table:table-cell office:value-type="string" calcext:value-type="string">
            <text:p>8/4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 ,LOT:17-1093, EXP:2019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44.5" calcext:value-type="float">
            <text:p>13344.5</text:p>
          </table:table-cell>
          <table:table-cell office:value-type="string" calcext:value-type="string">
            <text:p>0 %</text:p>
          </table:table-cell>
          <table:table-cell office:value-type="float" office:value="13344.5" calcext:value-type="float">
            <text:p>13344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0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4/2017 2:53:29 PM</text:p>
          </table:table-cell>
          <table:table-cell office:value-type="string" calcext:value-type="string">
            <text:p>INVOICE PAID. FIND ATTACHED</text:p>
          </table:table-cell>
          <table:table-cell/>
          <table:table-cell table:number-columns-repeated="2" office:value-type="string" calcext:value-type="string">
            <text:p>8/4/2017 3:03:08 PM</text:p>
          </table:table-cell>
          <table:table-cell office:value-type="string" calcext:value-type="string">
            <text:p>8/4/2017 8:25:24 AM</text:p>
          </table:table-cell>
          <table:table-cell office:value-type="float" office:value="91000.24" calcext:value-type="float">
            <text:p>91000.24</text:p>
          </table:table-cell>
          <table:table-cell office:value-type="string" calcext:value-type="string">
            <text:p>8/4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BUMIN BCG, 2X 125 ML </text:p>
          </table:table-cell>
          <table:table-cell office:value-type="string" calcext:value-type="string">
            <text:p>Albumin BCG, ALBU-0600, 2x 125 ml <text:s/>,LOT:17-0190, EXP:2018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94" calcext:value-type="float">
            <text:p>10494</text:p>
          </table:table-cell>
          <table:table-cell office:value-type="string" calcext:value-type="string">
            <text:p>0 %</text:p>
          </table:table-cell>
          <table:table-cell office:value-type="float" office:value="10494" calcext:value-type="float">
            <text:p>104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8/2017 3:30:04 PM</text:p>
          </table:table-cell>
          <table:table-cell office:value-type="string" calcext:value-type="string">
            <text:p>Paid into access bank on 18-7-17</text:p>
          </table:table-cell>
          <table:table-cell/>
          <table:table-cell office:value-type="string" calcext:value-type="string">
            <text:p>8/18/2017 3:45:53 PM</text:p>
          </table:table-cell>
          <table:table-cell office:value-type="string" calcext:value-type="string">
            <text:p>8/18/2017 12:00:00 AM</text:p>
          </table:table-cell>
          <table:table-cell office:value-type="string" calcext:value-type="string">
            <text:p>8/18/2017 9:20:29 AM</text:p>
          </table:table-cell>
          <table:table-cell office:value-type="float" office:value="229147.71" calcext:value-type="float">
            <text:p>229147.71</text:p>
          </table:table-cell>
          <table:table-cell office:value-type="string" calcext:value-type="string">
            <text:p>8/1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 ,EXP:2019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44.48" calcext:value-type="float">
            <text:p>13344.48</text:p>
          </table:table-cell>
          <table:table-cell office:value-type="string" calcext:value-type="string">
            <text:p>0 %</text:p>
          </table:table-cell>
          <table:table-cell office:value-type="float" office:value="13344.48" calcext:value-type="float">
            <text:p>13344.4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8/2017 3:30:04 PM</text:p>
          </table:table-cell>
          <table:table-cell office:value-type="string" calcext:value-type="string">
            <text:p>Paid into access bank on 18-7-17</text:p>
          </table:table-cell>
          <table:table-cell/>
          <table:table-cell office:value-type="string" calcext:value-type="string">
            <text:p>8/18/2017 3:45:53 PM</text:p>
          </table:table-cell>
          <table:table-cell office:value-type="string" calcext:value-type="string">
            <text:p>8/18/2017 12:00:00 AM</text:p>
          </table:table-cell>
          <table:table-cell office:value-type="string" calcext:value-type="string">
            <text:p>8/18/2017 9:20:29 AM</text:p>
          </table:table-cell>
          <table:table-cell office:value-type="float" office:value="229147.71" calcext:value-type="float">
            <text:p>229147.71</text:p>
          </table:table-cell>
          <table:table-cell office:value-type="string" calcext:value-type="string">
            <text:p>8/1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HDL CHOLESTEROL DIRECT 2G SL , 3 X 80 ML </text:p>
          </table:table-cell>
          <table:table-cell office:value-type="string" calcext:value-type="string">
            <text:p>HDL Cholesterol Direct 2G SL , HDLL-0390, 3 x 80 ml, EXP:2018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4817.98" calcext:value-type="float">
            <text:p>114817.98</text:p>
          </table:table-cell>
          <table:table-cell office:value-type="string" calcext:value-type="string">
            <text:p>0 %</text:p>
          </table:table-cell>
          <table:table-cell office:value-type="float" office:value="114817.98" calcext:value-type="float">
            <text:p>114817.9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8/2017 3:30:04 PM</text:p>
          </table:table-cell>
          <table:table-cell office:value-type="string" calcext:value-type="string">
            <text:p>Paid into access bank on 18-7-17</text:p>
          </table:table-cell>
          <table:table-cell/>
          <table:table-cell office:value-type="string" calcext:value-type="string">
            <text:p>8/18/2017 3:45:53 PM</text:p>
          </table:table-cell>
          <table:table-cell office:value-type="string" calcext:value-type="string">
            <text:p>8/18/2017 12:00:00 AM</text:p>
          </table:table-cell>
          <table:table-cell office:value-type="string" calcext:value-type="string">
            <text:p>8/18/2017 9:20:29 AM</text:p>
          </table:table-cell>
          <table:table-cell office:value-type="float" office:value="229147.71" calcext:value-type="float">
            <text:p>229147.71</text:p>
          </table:table-cell>
          <table:table-cell office:value-type="string" calcext:value-type="string">
            <text:p>8/1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HDL CHOLESTEROL CALIBRATOR 2G, 1 X 1 ML </text:p>
          </table:table-cell>
          <table:table-cell office:value-type="string" calcext:value-type="string">
            <text:p>HDL Cholesterol Calibrator 2G, HDLL-0011, 1 x 1 ml, EXP:2018-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440" calcext:value-type="float">
            <text:p>35440</text:p>
          </table:table-cell>
          <table:table-cell office:value-type="string" calcext:value-type="string">
            <text:p>0 %</text:p>
          </table:table-cell>
          <table:table-cell office:value-type="float" office:value="35440" calcext:value-type="float">
            <text:p>3544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8/2017 3:30:04 PM</text:p>
          </table:table-cell>
          <table:table-cell office:value-type="string" calcext:value-type="string">
            <text:p>Paid into access bank on 18-7-17</text:p>
          </table:table-cell>
          <table:table-cell/>
          <table:table-cell office:value-type="string" calcext:value-type="string">
            <text:p>8/18/2017 3:45:53 PM</text:p>
          </table:table-cell>
          <table:table-cell office:value-type="string" calcext:value-type="string">
            <text:p>8/18/2017 12:00:00 AM</text:p>
          </table:table-cell>
          <table:table-cell office:value-type="string" calcext:value-type="string">
            <text:p>8/18/2017 9:20:29 AM</text:p>
          </table:table-cell>
          <table:table-cell office:value-type="float" office:value="229147.71" calcext:value-type="float">
            <text:p>229147.71</text:p>
          </table:table-cell>
          <table:table-cell office:value-type="string" calcext:value-type="string">
            <text:p>8/1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, EXP:2018-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526" calcext:value-type="float">
            <text:p>15526</text:p>
          </table:table-cell>
          <table:table-cell office:value-type="string" calcext:value-type="string">
            <text:p>0 %</text:p>
          </table:table-cell>
          <table:table-cell office:value-type="float" office:value="15526" calcext:value-type="float">
            <text:p>1552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8/2017 3:30:04 PM</text:p>
          </table:table-cell>
          <table:table-cell office:value-type="string" calcext:value-type="string">
            <text:p>Paid into access bank on 18-7-17</text:p>
          </table:table-cell>
          <table:table-cell/>
          <table:table-cell office:value-type="string" calcext:value-type="string">
            <text:p>8/18/2017 3:45:53 PM</text:p>
          </table:table-cell>
          <table:table-cell office:value-type="string" calcext:value-type="string">
            <text:p>8/18/2017 12:00:00 AM</text:p>
          </table:table-cell>
          <table:table-cell office:value-type="string" calcext:value-type="string">
            <text:p>8/18/2017 9:20:29 AM</text:p>
          </table:table-cell>
          <table:table-cell office:value-type="float" office:value="229147.71" calcext:value-type="float">
            <text:p>229147.71</text:p>
          </table:table-cell>
          <table:table-cell office:value-type="string" calcext:value-type="string">
            <text:p>8/1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, EXP:2018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1026.25" calcext:value-type="float">
            <text:p>11026.25</text:p>
          </table:table-cell>
          <table:table-cell office:value-type="string" calcext:value-type="string">
            <text:p>0 %</text:p>
          </table:table-cell>
          <table:table-cell office:value-type="float" office:value="11026.25" calcext:value-type="float">
            <text:p>11026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8/2017 3:30:04 PM</text:p>
          </table:table-cell>
          <table:table-cell office:value-type="string" calcext:value-type="string">
            <text:p>Paid into access bank on 18-7-17</text:p>
          </table:table-cell>
          <table:table-cell/>
          <table:table-cell office:value-type="string" calcext:value-type="string">
            <text:p>8/18/2017 3:45:53 PM</text:p>
          </table:table-cell>
          <table:table-cell office:value-type="string" calcext:value-type="string">
            <text:p>8/18/2017 12:00:00 AM</text:p>
          </table:table-cell>
          <table:table-cell office:value-type="string" calcext:value-type="string">
            <text:p>8/18/2017 9:20:29 AM</text:p>
          </table:table-cell>
          <table:table-cell office:value-type="float" office:value="229147.71" calcext:value-type="float">
            <text:p>229147.71</text:p>
          </table:table-cell>
          <table:table-cell office:value-type="string" calcext:value-type="string">
            <text:p>8/1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T / GPT SL, 4 X 62,5 <text:s text:c="2"/>ML </text:p>
          </table:table-cell>
          <table:table-cell office:value-type="string" calcext:value-type="string">
            <text:p>ALT / GPT SL, ALSL-0430, 4 x 62,5 <text:s text:c="2"/>ML, EXP:2018-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80" calcext:value-type="float">
            <text:p>13480</text:p>
          </table:table-cell>
          <table:table-cell office:value-type="string" calcext:value-type="string">
            <text:p>0 %</text:p>
          </table:table-cell>
          <table:table-cell office:value-type="float" office:value="13480" calcext:value-type="float">
            <text:p>1348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8/2017 3:30:04 PM</text:p>
          </table:table-cell>
          <table:table-cell office:value-type="string" calcext:value-type="string">
            <text:p>Paid into access bank on 18-7-17</text:p>
          </table:table-cell>
          <table:table-cell/>
          <table:table-cell office:value-type="string" calcext:value-type="string">
            <text:p>8/18/2017 3:45:53 PM</text:p>
          </table:table-cell>
          <table:table-cell office:value-type="string" calcext:value-type="string">
            <text:p>8/18/2017 12:00:00 AM</text:p>
          </table:table-cell>
          <table:table-cell office:value-type="string" calcext:value-type="string">
            <text:p>8/18/2017 9:20:29 AM</text:p>
          </table:table-cell>
          <table:table-cell office:value-type="float" office:value="229147.71" calcext:value-type="float">
            <text:p>229147.71</text:p>
          </table:table-cell>
          <table:table-cell office:value-type="string" calcext:value-type="string">
            <text:p>8/1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ST / GOT SL, 4 X 62,5 ML <text:s text:c="2"/></text:p>
          </table:table-cell>
          <table:table-cell office:value-type="string" calcext:value-type="string">
            <text:p>AST / GOT SL, ASSL-0430, 4 x 62,5 ml ,EXP:2018-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80" calcext:value-type="float">
            <text:p>13480</text:p>
          </table:table-cell>
          <table:table-cell office:value-type="string" calcext:value-type="string">
            <text:p>0 %</text:p>
          </table:table-cell>
          <table:table-cell office:value-type="float" office:value="13480" calcext:value-type="float">
            <text:p>1348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74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8/2017 3:30:04 PM</text:p>
          </table:table-cell>
          <table:table-cell office:value-type="string" calcext:value-type="string">
            <text:p>Paid into access bank on 18-7-17</text:p>
          </table:table-cell>
          <table:table-cell/>
          <table:table-cell office:value-type="string" calcext:value-type="string">
            <text:p>8/18/2017 3:45:53 PM</text:p>
          </table:table-cell>
          <table:table-cell office:value-type="string" calcext:value-type="string">
            <text:p>8/18/2017 12:00:00 AM</text:p>
          </table:table-cell>
          <table:table-cell office:value-type="string" calcext:value-type="string">
            <text:p>8/18/2017 9:20:29 AM</text:p>
          </table:table-cell>
          <table:table-cell office:value-type="float" office:value="229147.71" calcext:value-type="float">
            <text:p>229147.71</text:p>
          </table:table-cell>
          <table:table-cell office:value-type="string" calcext:value-type="string">
            <text:p>8/18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OTAL PROTEIN PLUS, 2X125 ML </text:p>
          </table:table-cell>
          <table:table-cell office:value-type="string" calcext:value-type="string">
            <text:p>TOTAL PROTEIN PLUS, PROB-0600, 2X125 ML, EXP:2018-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33" calcext:value-type="float">
            <text:p>12033</text:p>
          </table:table-cell>
          <table:table-cell office:value-type="string" calcext:value-type="string">
            <text:p>0 %</text:p>
          </table:table-cell>
          <table:table-cell office:value-type="float" office:value="12033" calcext:value-type="float">
            <text:p>1203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6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22/2017 3:46:09 PM</text:p>
          </table:table-cell>
          <table:table-cell office:value-type="string" calcext:value-type="string">
            <text:p>paid on 22-9-17.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9/22/2017 3:50:42 PM</text:p>
          </table:table-cell>
          <table:table-cell office:value-type="string" calcext:value-type="string">
            <text:p>9/22/2017 4:13:00 PM</text:p>
          </table:table-cell>
          <table:table-cell office:value-type="float" office:value="106756.93" calcext:value-type="float">
            <text:p>106756.93</text:p>
          </table:table-cell>
          <table:table-cell office:value-type="string" calcext:value-type="string">
            <text:p>9/22/2017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OTAL PROTEIN PLUS, 4X250 <text:s text:c="2"/>ML </text:p>
          </table:table-cell>
          <table:table-cell office:value-type="string" calcext:value-type="string">
            <text:p>EXP DATE:2018/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885.2" calcext:value-type="float">
            <text:p>32885.2</text:p>
          </table:table-cell>
          <table:table-cell office:value-type="string" calcext:value-type="string">
            <text:p>0 %</text:p>
          </table:table-cell>
          <table:table-cell office:value-type="float" office:value="32885.2" calcext:value-type="float">
            <text:p>32885.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6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22/2017 3:46:09 PM</text:p>
          </table:table-cell>
          <table:table-cell office:value-type="string" calcext:value-type="string">
            <text:p>paid on 22-9-17.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9/22/2017 3:50:42 PM</text:p>
          </table:table-cell>
          <table:table-cell office:value-type="string" calcext:value-type="string">
            <text:p>9/22/2017 4:13:00 PM</text:p>
          </table:table-cell>
          <table:table-cell office:value-type="float" office:value="106756.93" calcext:value-type="float">
            <text:p>106756.93</text:p>
          </table:table-cell>
          <table:table-cell office:value-type="string" calcext:value-type="string">
            <text:p>9/22/2017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GLUCOSE PAP SL+STD, 4X250 <text:s/>ML </text:p>
          </table:table-cell>
          <table:table-cell office:value-type="string" calcext:value-type="string">
            <text:p>EXP DATE:2018/6,2018/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563.13" calcext:value-type="float">
            <text:p>17563.13</text:p>
          </table:table-cell>
          <table:table-cell office:value-type="string" calcext:value-type="string">
            <text:p>0 %</text:p>
          </table:table-cell>
          <table:table-cell office:value-type="float" office:value="35126.26" calcext:value-type="float">
            <text:p>35126.2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6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22/2017 3:46:09 PM</text:p>
          </table:table-cell>
          <table:table-cell office:value-type="string" calcext:value-type="string">
            <text:p>paid on 22-9-17.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9/22/2017 3:50:42 PM</text:p>
          </table:table-cell>
          <table:table-cell office:value-type="string" calcext:value-type="string">
            <text:p>9/22/2017 4:13:00 PM</text:p>
          </table:table-cell>
          <table:table-cell office:value-type="float" office:value="106756.93" calcext:value-type="float">
            <text:p>106756.93</text:p>
          </table:table-cell>
          <table:table-cell office:value-type="string" calcext:value-type="string">
            <text:p>9/22/2017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CREATININE JAFFE, 4X250 ML </text:p>
          </table:table-cell>
          <table:table-cell office:value-type="string" calcext:value-type="string">
            <text:p>EXP DATE:2018/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867.81" calcext:value-type="float">
            <text:p>21867.81</text:p>
          </table:table-cell>
          <table:table-cell office:value-type="string" calcext:value-type="string">
            <text:p>0 %</text:p>
          </table:table-cell>
          <table:table-cell office:value-type="float" office:value="21867.81" calcext:value-type="float">
            <text:p>21867.8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86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22/2017 3:46:09 PM</text:p>
          </table:table-cell>
          <table:table-cell office:value-type="string" calcext:value-type="string">
            <text:p>paid on 22-9-17.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string" calcext:value-type="string">
            <text:p>9/22/2017 3:50:42 PM</text:p>
          </table:table-cell>
          <table:table-cell office:value-type="string" calcext:value-type="string">
            <text:p>9/22/2017 4:13:00 PM</text:p>
          </table:table-cell>
          <table:table-cell office:value-type="float" office:value="106756.93" calcext:value-type="float">
            <text:p>106756.93</text:p>
          </table:table-cell>
          <table:table-cell office:value-type="string" calcext:value-type="string">
            <text:p>9/22/2017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UREA UV SL, 4 X 62,5 ML</text:p>
          </table:table-cell>
          <table:table-cell office:value-type="string" calcext:value-type="string">
            <text:p>EXP DATE:2019/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77.66" calcext:value-type="float">
            <text:p>14377.66</text:p>
          </table:table-cell>
          <table:table-cell office:value-type="string" calcext:value-type="string">
            <text:p>0 %</text:p>
          </table:table-cell>
          <table:table-cell office:value-type="float" office:value="14377.66" calcext:value-type="float">
            <text:p>14377.6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9/2017 3:17:49 PM</text:p>
          </table:table-cell>
          <table:table-cell office:value-type="string" calcext:value-type="string">
            <text:p>customer paid for invoice # 969 &amp; the balalce foe # 90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10/9/2017 3:27:52 PM</text:p>
          </table:table-cell>
          <table:table-cell office:value-type="string" calcext:value-type="string">
            <text:p>11/3/2017 7:08:00 PM</text:p>
          </table:table-cell>
          <table:table-cell office:value-type="float" office:value="278132.88" calcext:value-type="float">
            <text:p>278132.88</text:p>
          </table:table-cell>
          <table:table-cell office:value-type="string" calcext:value-type="string">
            <text:p>10/9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SYSTEM SOLUTION, 1 L </text:p>
          </table:table-cell>
          <table:table-cell office:value-type="string" calcext:value-type="string">
            <text:p>SYSTEM SOLUTION, SLSY-5900-EE, 1 L, 2018-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l</text:p>
          </table:table-cell>
          <table:table-cell office:value-type="float" office:value="60718" calcext:value-type="float">
            <text:p>60718</text:p>
          </table:table-cell>
          <table:table-cell office:value-type="string" calcext:value-type="string">
            <text:p>0 %</text:p>
          </table:table-cell>
          <table:table-cell office:value-type="float" office:value="60718" calcext:value-type="float">
            <text:p>6071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9/2017 3:17:49 PM</text:p>
          </table:table-cell>
          <table:table-cell office:value-type="string" calcext:value-type="string">
            <text:p>customer paid for invoice # 969 &amp; the balalce foe # 90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10/9/2017 3:27:52 PM</text:p>
          </table:table-cell>
          <table:table-cell office:value-type="string" calcext:value-type="string">
            <text:p>11/3/2017 7:08:00 PM</text:p>
          </table:table-cell>
          <table:table-cell office:value-type="float" office:value="278132.88" calcext:value-type="float">
            <text:p>278132.88</text:p>
          </table:table-cell>
          <table:table-cell office:value-type="string" calcext:value-type="string">
            <text:p>10/9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GLUCOSE PAP SL+STD, 4X250 <text:s/>ML </text:p>
          </table:table-cell>
          <table:table-cell office:value-type="string" calcext:value-type="string">
            <text:p>4X250 <text:s/>ML, EXP:2018-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823" calcext:value-type="float">
            <text:p>15823</text:p>
          </table:table-cell>
          <table:table-cell office:value-type="string" calcext:value-type="string">
            <text:p>0 %</text:p>
          </table:table-cell>
          <table:table-cell office:value-type="float" office:value="15823" calcext:value-type="float">
            <text:p>1582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9/2017 3:17:49 PM</text:p>
          </table:table-cell>
          <table:table-cell office:value-type="string" calcext:value-type="string">
            <text:p>customer paid for invoice # 969 &amp; the balalce foe # 90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10/9/2017 3:27:52 PM</text:p>
          </table:table-cell>
          <table:table-cell office:value-type="string" calcext:value-type="string">
            <text:p>11/3/2017 7:08:00 PM</text:p>
          </table:table-cell>
          <table:table-cell office:value-type="float" office:value="278132.88" calcext:value-type="float">
            <text:p>278132.88</text:p>
          </table:table-cell>
          <table:table-cell office:value-type="string" calcext:value-type="string">
            <text:p>10/9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CHOLESTEROL PAP SL + STD, 6X 100 ML </text:p>
          </table:table-cell>
          <table:table-cell office:value-type="string" calcext:value-type="string">
            <text:p>Cholesterol PAP SL + STD, CHSL-0507, 6x 100 ml, EXP:2019-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865.94" calcext:value-type="float">
            <text:p>20865.94</text:p>
          </table:table-cell>
          <table:table-cell office:value-type="string" calcext:value-type="string">
            <text:p>0 %</text:p>
          </table:table-cell>
          <table:table-cell office:value-type="float" office:value="20865.94" calcext:value-type="float">
            <text:p>20865.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9/2017 3:17:49 PM</text:p>
          </table:table-cell>
          <table:table-cell office:value-type="string" calcext:value-type="string">
            <text:p>customer paid for invoice # 969 &amp; the balalce foe # 90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10/9/2017 3:27:52 PM</text:p>
          </table:table-cell>
          <table:table-cell office:value-type="string" calcext:value-type="string">
            <text:p>11/3/2017 7:08:00 PM</text:p>
          </table:table-cell>
          <table:table-cell office:value-type="float" office:value="278132.88" calcext:value-type="float">
            <text:p>278132.88</text:p>
          </table:table-cell>
          <table:table-cell office:value-type="string" calcext:value-type="string">
            <text:p>10/9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CREATININE JAFFE, 4X250 ML </text:p>
          </table:table-cell>
          <table:table-cell office:value-type="string" calcext:value-type="string">
            <text:p>Creatinine Jaffe, CRCO-0700, 4x250 ml, EXP:2018-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867.81" calcext:value-type="float">
            <text:p>21867.81</text:p>
          </table:table-cell>
          <table:table-cell office:value-type="string" calcext:value-type="string">
            <text:p>0 %</text:p>
          </table:table-cell>
          <table:table-cell office:value-type="float" office:value="21867.81" calcext:value-type="float">
            <text:p>21867.8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9/2017 3:17:49 PM</text:p>
          </table:table-cell>
          <table:table-cell office:value-type="string" calcext:value-type="string">
            <text:p>customer paid for invoice # 969 &amp; the balalce foe # 90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10/9/2017 3:27:52 PM</text:p>
          </table:table-cell>
          <table:table-cell office:value-type="string" calcext:value-type="string">
            <text:p>11/3/2017 7:08:00 PM</text:p>
          </table:table-cell>
          <table:table-cell office:value-type="float" office:value="278132.88" calcext:value-type="float">
            <text:p>278132.88</text:p>
          </table:table-cell>
          <table:table-cell office:value-type="string" calcext:value-type="string">
            <text:p>10/9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IGLYCEIRDE 4X250</text:p>
          </table:table-cell>
          <table:table-cell office:value-type="string" calcext:value-type="string">
            <text:p>4x250ml TGML-0700,exp date:2018/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80" calcext:value-type="float">
            <text:p>57980</text:p>
          </table:table-cell>
          <table:table-cell office:value-type="string" calcext:value-type="string">
            <text:p>0 %</text:p>
          </table:table-cell>
          <table:table-cell office:value-type="float" office:value="57980" calcext:value-type="float">
            <text:p>5798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9/2017 3:17:49 PM</text:p>
          </table:table-cell>
          <table:table-cell office:value-type="string" calcext:value-type="string">
            <text:p>customer paid for invoice # 969 &amp; the balalce foe # 90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10/9/2017 3:27:52 PM</text:p>
          </table:table-cell>
          <table:table-cell office:value-type="string" calcext:value-type="string">
            <text:p>11/3/2017 7:08:00 PM</text:p>
          </table:table-cell>
          <table:table-cell office:value-type="float" office:value="278132.88" calcext:value-type="float">
            <text:p>278132.88</text:p>
          </table:table-cell>
          <table:table-cell office:value-type="string" calcext:value-type="string">
            <text:p>10/9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DL CHOLESTEROL CALIBRATOR 2G, 1 X 1 ML </text:p>
          </table:table-cell>
          <table:table-cell office:value-type="string" calcext:value-type="string">
            <text:p>HDL Cholesterol Calibrator 2G, HDLL-0011, 1 x 1 ml, EXP:2018-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440.63" calcext:value-type="float">
            <text:p>35440.63</text:p>
          </table:table-cell>
          <table:table-cell office:value-type="string" calcext:value-type="string">
            <text:p>0 %</text:p>
          </table:table-cell>
          <table:table-cell office:value-type="float" office:value="35440.63" calcext:value-type="float">
            <text:p>35440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0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/9/2017 3:17:49 PM</text:p>
          </table:table-cell>
          <table:table-cell office:value-type="string" calcext:value-type="string">
            <text:p>customer paid for invoice # 969 &amp; the balalce foe # 90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10/9/2017 3:27:52 PM</text:p>
          </table:table-cell>
          <table:table-cell office:value-type="string" calcext:value-type="string">
            <text:p>11/3/2017 7:08:00 PM</text:p>
          </table:table-cell>
          <table:table-cell office:value-type="float" office:value="278132.88" calcext:value-type="float">
            <text:p>278132.88</text:p>
          </table:table-cell>
          <table:table-cell office:value-type="string" calcext:value-type="string">
            <text:p>10/9/2017 12:00:00 AM</text:p>
          </table:table-cell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, EXP:2018-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7.5" calcext:value-type="float">
            <text:p>63437.5</text:p>
          </table:table-cell>
          <table:table-cell office:value-type="string" calcext:value-type="string">
            <text:p>0 %</text:p>
          </table:table-cell>
          <table:table-cell office:value-type="float" office:value="63437.5" calcext:value-type="float">
            <text:p>63437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096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3/2017 3:07:45 PM</text:p>
          </table:table-cell>
          <table:table-cell office:value-type="string" calcext:value-type="string">
            <text:p>customer paid for invoice # 969 &amp; the balalce foe # 901</text:p>
          </table:table-cell>
          <table:table-cell/>
          <table:table-cell table:number-columns-repeated="2" office:value-type="string" calcext:value-type="string">
            <text:p>11/3/2017 3:09:43 PM</text:p>
          </table:table-cell>
          <table:table-cell office:value-type="string" calcext:value-type="string">
            <text:p>11/3/2017 7:06:22 PM</text:p>
          </table:table-cell>
          <table:table-cell office:value-type="float" office:value="35532.05" calcext:value-type="float">
            <text:p>35532.05</text:p>
          </table:table-cell>
          <table:table-cell office:value-type="string" calcext:value-type="string">
            <text:p>11/3/2017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office:value-type="string" calcext:value-type="string">
            <text:p>NET0</text:p>
          </table:table-cell>
          <table:table-cell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UREA UV SL + STD 5ML, 5X 125 ML </text:p>
          </table:table-cell>
          <table:table-cell office:value-type="string" calcext:value-type="string">
            <text:p>Urea UV SL + STD 5ml, URSL-0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532.05" calcext:value-type="float">
            <text:p>35532.05</text:p>
          </table:table-cell>
          <table:table-cell office:value-type="string" calcext:value-type="string">
            <text:p>0 %</text:p>
          </table:table-cell>
          <table:table-cell office:value-type="float" office:value="35532.05" calcext:value-type="float">
            <text:p>35532.0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. exp date:2019/05, lot no.:17-1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44.54" calcext:value-type="float">
            <text:p>13344.54</text:p>
          </table:table-cell>
          <table:table-cell office:value-type="string" calcext:value-type="string">
            <text:p>0 %</text:p>
          </table:table-cell>
          <table:table-cell office:value-type="float" office:value="13344.54" calcext:value-type="float">
            <text:p>13344.5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ALBUMIN BCG, 2X 125 ML </text:p>
          </table:table-cell>
          <table:table-cell office:value-type="string" calcext:value-type="string">
            <text:p>Albumin BCG, ALBU-0600, 2x 125 ml. exp. date:2018/10, lot no.17-01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94.38" calcext:value-type="float">
            <text:p>10494.38</text:p>
          </table:table-cell>
          <table:table-cell office:value-type="string" calcext:value-type="string">
            <text:p>0 %</text:p>
          </table:table-cell>
          <table:table-cell office:value-type="float" office:value="10494.38" calcext:value-type="float">
            <text:p>10494.3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. exp date:2018/12, lot no. 17-0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1026.25" calcext:value-type="float">
            <text:p>11026.25</text:p>
          </table:table-cell>
          <table:table-cell office:value-type="string" calcext:value-type="string">
            <text:p>0 %</text:p>
          </table:table-cell>
          <table:table-cell office:value-type="float" office:value="11026.25" calcext:value-type="float">
            <text:p>11026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. exp date:2018/10, lot no. 17-01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26.41" calcext:value-type="float">
            <text:p>15426.41</text:p>
          </table:table-cell>
          <table:table-cell office:value-type="string" calcext:value-type="string">
            <text:p>0 %</text:p>
          </table:table-cell>
          <table:table-cell office:value-type="float" office:value="15426.41" calcext:value-type="float">
            <text:p>15426.4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.exp date: 2018/10, lot no. 01-1025-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s</text:p>
          </table:table-cell>
          <table:table-cell office:value-type="float" office:value="70515.63" calcext:value-type="float">
            <text:p>70515.63</text:p>
          </table:table-cell>
          <table:table-cell office:value-type="string" calcext:value-type="string">
            <text:p>0 %</text:p>
          </table:table-cell>
          <table:table-cell office:value-type="float" office:value="141031.26" calcext:value-type="float">
            <text:p>141031.2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. exp date: 2018/10, lot no. 02-2025-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781.25" calcext:value-type="float">
            <text:p>77781.25</text:p>
          </table:table-cell>
          <table:table-cell office:value-type="string" calcext:value-type="string">
            <text:p>0 %</text:p>
          </table:table-cell>
          <table:table-cell office:value-type="float" office:value="233343.75" calcext:value-type="float">
            <text:p>233343.7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UREA UV SL + STD 5ML, 5X 125 ML </text:p>
          </table:table-cell>
          <table:table-cell office:value-type="string" calcext:value-type="string">
            <text:p>Urea UV SL + STD 5ml, URSL-0507.exp date:2019/04, lot no. 17-12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532.5" calcext:value-type="float">
            <text:p>35532.5</text:p>
          </table:table-cell>
          <table:table-cell office:value-type="string" calcext:value-type="string">
            <text:p>0 %</text:p>
          </table:table-cell>
          <table:table-cell office:value-type="float" office:value="106597.5" calcext:value-type="float">
            <text:p>106597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PHOSPHORUS,6 X 20 ML </text:p>
          </table:table-cell>
          <table:table-cell office:value-type="string" calcext:value-type="string">
            <text:p>PHOSPHORUS, PHOS 0230,6 x 20 ml. exp. date:2019/04, lot no. 17-0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11.1" calcext:value-type="float">
            <text:p>12411.1</text:p>
          </table:table-cell>
          <table:table-cell office:value-type="string" calcext:value-type="string">
            <text:p>0 %</text:p>
          </table:table-cell>
          <table:table-cell office:value-type="float" office:value="12411.1" calcext:value-type="float">
            <text:p>12411.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CALCIUM ARSENAZO, 2X 125 ML </text:p>
          </table:table-cell>
          <table:table-cell office:value-type="string" calcext:value-type="string">
            <text:p>Calcium Arsenazo, CALA-0600, 2x 125 ml, exp. date: 2019/2 , lot no. 17-1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23.44" calcext:value-type="float">
            <text:p>12923.44</text:p>
          </table:table-cell>
          <table:table-cell office:value-type="string" calcext:value-type="string">
            <text:p>0 %</text:p>
          </table:table-cell>
          <table:table-cell office:value-type="float" office:value="12923.44" calcext:value-type="float">
            <text:p>12923.4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SYSTEM CLEANING SOLUTION, SLNA-5900-EE </text:p>
          </table:table-cell>
          <table:table-cell office:value-type="string" calcext:value-type="string">
            <text:p>System cleaning solution, SLNA-5900-EE, 1L. exp. date:2018/07, lot no. 16-1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81.25" calcext:value-type="float">
            <text:p>55281.25</text:p>
          </table:table-cell>
          <table:table-cell office:value-type="string" calcext:value-type="string">
            <text:p>0 %</text:p>
          </table:table-cell>
          <table:table-cell office:value-type="float" office:value="55281.25" calcext:value-type="float">
            <text:p>55281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05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7/2017 3:45:20 PM</text:p>
          </table:table-cell>
          <table:table-cell table:number-columns-repeated="2"/>
          <table:table-cell office:value-type="string" calcext:value-type="string">
            <text:p>11/27/2017 4:19:23 PM</text:p>
          </table:table-cell>
          <table:table-cell office:value-type="string" calcext:value-type="string">
            <text:p>11/27/2017 12:00:00 AM</text:p>
          </table:table-cell>
          <table:table-cell office:value-type="string" calcext:value-type="string">
            <text:p>2/28/2018 5:08:37 PM</text:p>
          </table:table-cell>
          <table:table-cell office:value-type="float" office:value="675317.38" calcext:value-type="float">
            <text:p>675317.38</text:p>
          </table:table-cell>
          <table:table-cell office:value-type="string" calcext:value-type="string">
            <text:p>11/27/2017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rs Vivian Opara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. exp date: 2018/12, lot no. 03-3040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7.5" calcext:value-type="float">
            <text:p>63437.5</text:p>
          </table:table-cell>
          <table:table-cell office:value-type="string" calcext:value-type="string">
            <text:p>0 %</text:p>
          </table:table-cell>
          <table:table-cell office:value-type="float" office:value="63437.5" calcext:value-type="float">
            <text:p>63437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GLUCOSE PAP SL+STD, 4X250 <text:s/>ML </text:p>
          </table:table-cell>
          <table:table-cell office:value-type="string" calcext:value-type="string">
            <text:p>4X250 <text:s/>ML, GPSL-0707, Lot no; 17-1877, Exp date;2019/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10" calcext:value-type="float">
            <text:p>13310</text:p>
          </table:table-cell>
          <table:table-cell office:value-type="string" calcext:value-type="string">
            <text:p>0 %</text:p>
          </table:table-cell>
          <table:table-cell office:value-type="float" office:value="13310" calcext:value-type="float">
            <text:p>1331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UREA UV SL, 4 X 62,5 ML</text:p>
          </table:table-cell>
          <table:table-cell office:value-type="string" calcext:value-type="string">
            <text:p>Urea UV SL, URSL-0420, 4 x 62,5 ml, Lot no;17-1871, Exp date;2019/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78" calcext:value-type="float">
            <text:p>14378</text:p>
          </table:table-cell>
          <table:table-cell office:value-type="string" calcext:value-type="string">
            <text:p>0 %</text:p>
          </table:table-cell>
          <table:table-cell office:value-type="float" office:value="14378" calcext:value-type="float">
            <text:p>1437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, Lot no;17-0738, Exp date:2019/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27" calcext:value-type="float">
            <text:p>15427</text:p>
          </table:table-cell>
          <table:table-cell office:value-type="string" calcext:value-type="string">
            <text:p>0 %</text:p>
          </table:table-cell>
          <table:table-cell office:value-type="float" office:value="15427" calcext:value-type="float">
            <text:p>15427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, Lot no:17-0782, Exp date:2018/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1026.25" calcext:value-type="float">
            <text:p>11026.25</text:p>
          </table:table-cell>
          <table:table-cell office:value-type="string" calcext:value-type="string">
            <text:p>0 %</text:p>
          </table:table-cell>
          <table:table-cell office:value-type="float" office:value="11026.25" calcext:value-type="float">
            <text:p>11026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HDL CHOLESTEROL DIRECT 2G SL, 1 X 80 ML </text:p>
          </table:table-cell>
          <table:table-cell office:value-type="string" calcext:value-type="string">
            <text:p>HDL Cholesterol Direct 2G SL, HDLL-0380, 1 x 80 ml, LOT NO; 17-1887, EXP; 2019/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851.56" calcext:value-type="float">
            <text:p>40851.56</text:p>
          </table:table-cell>
          <table:table-cell office:value-type="string" calcext:value-type="string">
            <text:p>0 %</text:p>
          </table:table-cell>
          <table:table-cell office:value-type="float" office:value="122554.68" calcext:value-type="float">
            <text:p>122554.6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TOTAL PROTEIN PLUS, 2X125 ML </text:p>
          </table:table-cell>
          <table:table-cell office:value-type="string" calcext:value-type="string">
            <text:p>TOTAL PROTEIN PLUS, PROB-0600, 2X125 ML, Lot no:17-0784, Exp date:2018/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34" calcext:value-type="float">
            <text:p>12034</text:p>
          </table:table-cell>
          <table:table-cell office:value-type="string" calcext:value-type="string">
            <text:p>0 %</text:p>
          </table:table-cell>
          <table:table-cell office:value-type="float" office:value="12034" calcext:value-type="float">
            <text:p>1203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ALBUMIN BCG, 2X 125 ML </text:p>
          </table:table-cell>
          <table:table-cell office:value-type="string" calcext:value-type="string">
            <text:p>Albumin BCG, ALBU-0600, 2x 125 ml, Lot no:17-1896, Exp date; 2019/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95" calcext:value-type="float">
            <text:p>10495</text:p>
          </table:table-cell>
          <table:table-cell office:value-type="string" calcext:value-type="string">
            <text:p>0 %</text:p>
          </table:table-cell>
          <table:table-cell office:value-type="float" office:value="10495" calcext:value-type="float">
            <text:p>1049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ALP DEA SL, 4 X 25 ML </text:p>
          </table:table-cell>
          <table:table-cell office:value-type="string" calcext:value-type="string">
            <text:p>Lot No:17-1349, Exp date;2019/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72.66" calcext:value-type="float">
            <text:p>15972.66</text:p>
          </table:table-cell>
          <table:table-cell office:value-type="string" calcext:value-type="string">
            <text:p>0 %</text:p>
          </table:table-cell>
          <table:table-cell office:value-type="float" office:value="15972.66" calcext:value-type="float">
            <text:p>15972.6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TRIG MONO SL NEW 4X250 +STD</text:p>
          </table:table-cell>
          <table:table-cell office:value-type="string" calcext:value-type="string">
            <text:p>4x250ml TGML-0707,EXP DATE:2018/6, LOT NO:17-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81" calcext:value-type="float">
            <text:p>57981</text:p>
          </table:table-cell>
          <table:table-cell office:value-type="string" calcext:value-type="string">
            <text:p>0 %</text:p>
          </table:table-cell>
          <table:table-cell office:value-type="float" office:value="57981" calcext:value-type="float">
            <text:p>5798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, Lot No:03-3050-01, Exp date;2019/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8" calcext:value-type="float">
            <text:p>63438</text:p>
          </table:table-cell>
          <table:table-cell office:value-type="string" calcext:value-type="string">
            <text:p>0 %</text:p>
          </table:table-cell>
          <table:table-cell office:value-type="float" office:value="63438" calcext:value-type="float">
            <text:p>6343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, Lot no:01-1030-08, Exp date:2019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6" calcext:value-type="float">
            <text:p>70516</text:p>
          </table:table-cell>
          <table:table-cell office:value-type="string" calcext:value-type="string">
            <text:p>0 %</text:p>
          </table:table-cell>
          <table:table-cell office:value-type="float" office:value="70516" calcext:value-type="float">
            <text:p>7051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, Lot no: 02-2030-03, Exp date:2019/02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784" calcext:value-type="float">
            <text:p>77784</text:p>
          </table:table-cell>
          <table:table-cell office:value-type="string" calcext:value-type="string">
            <text:p>0 %</text:p>
          </table:table-cell>
          <table:table-cell office:value-type="float" office:value="77784" calcext:value-type="float">
            <text:p>7778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ACID SOLUTION (needle rinse)</text:p>
          </table:table-cell>
          <table:table-cell office:value-type="string" calcext:value-type="string">
            <text:p>1L Acid solution (needle rinse), SLHC-5900-EE, Lot no:17-1837, Lot no;2019/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l</text:p>
          </table:table-cell>
          <table:table-cell office:value-type="float" office:value="59360" calcext:value-type="float">
            <text:p>59360</text:p>
          </table:table-cell>
          <table:table-cell office:value-type="string" calcext:value-type="string">
            <text:p>0 %</text:p>
          </table:table-cell>
          <table:table-cell office:value-type="float" office:value="59360" calcext:value-type="float">
            <text:p>5936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SYSTEM SOLUTION, 1 L </text:p>
          </table:table-cell>
          <table:table-cell office:value-type="string" calcext:value-type="string">
            <text:p>SYSTEM SOLUTION, SLSY-5900-EE, 1 L, Lot No;17-000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l</text:p>
          </table:table-cell>
          <table:table-cell office:value-type="float" office:value="60719" calcext:value-type="float">
            <text:p>60719</text:p>
          </table:table-cell>
          <table:table-cell office:value-type="string" calcext:value-type="string">
            <text:p>0 %</text:p>
          </table:table-cell>
          <table:table-cell office:value-type="float" office:value="60719" calcext:value-type="float">
            <text:p>60719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SYSTEM CLEANING SOLUTION, SLNA-5900-EE </text:p>
          </table:table-cell>
          <table:table-cell office:value-type="string" calcext:value-type="string">
            <text:p>System cleaning solution, SLNA-5900-EE, 1L,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82" calcext:value-type="float">
            <text:p>55282</text:p>
          </table:table-cell>
          <table:table-cell office:value-type="string" calcext:value-type="string">
            <text:p>0 %</text:p>
          </table:table-cell>
          <table:table-cell office:value-type="float" office:value="55282" calcext:value-type="float">
            <text:p>5528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HDL CHOLESTEROL CALIBRATOR 2G, 1 X 1 ML </text:p>
          </table:table-cell>
          <table:table-cell office:value-type="string" calcext:value-type="string">
            <text:p>HDL Cholesterol Calibrator 2G, HDLL-0011, 1 x 1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441" calcext:value-type="float">
            <text:p>35441</text:p>
          </table:table-cell>
          <table:table-cell office:value-type="string" calcext:value-type="string">
            <text:p>0 %</text:p>
          </table:table-cell>
          <table:table-cell office:value-type="float" office:value="35441" calcext:value-type="float">
            <text:p>3544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UREA UV SL, 2X62.5M+STD</text:p>
          </table:table-cell>
          <table:table-cell office:value-type="string" calcext:value-type="string">
            <text:p>Urea UV SL, URSL-0420, 2 x 62,5 ml. Lot no;17-1319, Exp date;2018/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96" calcext:value-type="float">
            <text:p>12196</text:p>
          </table:table-cell>
          <table:table-cell office:value-type="string" calcext:value-type="string">
            <text:p>0 %</text:p>
          </table:table-cell>
          <table:table-cell office:value-type="float" office:value="12196" calcext:value-type="float">
            <text:p>1219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44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/21/2018 1:56:49 PM</text:p>
          </table:table-cell>
          <table:table-cell table:number-columns-repeated="2"/>
          <table:table-cell office:value-type="string" calcext:value-type="string">
            <text:p>3/21/2018 3:19:48 PM</text:p>
          </table:table-cell>
          <table:table-cell office:value-type="string" calcext:value-type="string">
            <text:p>3/21/2018 12:00:00 AM</text:p>
          </table:table-cell>
          <table:table-cell office:value-type="string" calcext:value-type="string">
            <text:p>5/8/2018 3:31:34 PM</text:p>
          </table:table-cell>
          <table:table-cell office:value-type="float" office:value="738822.59" calcext:value-type="float">
            <text:p>738822.5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/UNPAID</text:p>
          </table:table-cell>
          <table:table-cell office:value-type="string" calcext:value-type="string">
            <text:p>Mrs Vivian</text:p>
          </table:table-cell>
          <table:table-cell/>
          <table:table-cell office:value-type="string" calcext:value-type="string">
            <text:p>CHOLESTEROL +STD 4X250, 4X250 <text:s/></text:p>
          </table:table-cell>
          <table:table-cell office:value-type="string" calcext:value-type="string">
            <text:p>LOT NO; 17-2068, EXP;2019/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08" calcext:value-type="float">
            <text:p>30908</text:p>
          </table:table-cell>
          <table:table-cell office:value-type="string" calcext:value-type="string">
            <text:p>0 %</text:p>
          </table:table-cell>
          <table:table-cell office:value-type="float" office:value="30908" calcext:value-type="float">
            <text:p>3090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TOTAL PROTEIN PLUS, 2X125 ML </text:p>
          </table:table-cell>
          <table:table-cell office:value-type="string" calcext:value-type="string">
            <text:p>TOTAL PROTEIN PLUS, PROB-0600, 2X125 ML. 2018/06, 17-0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33.91" calcext:value-type="float">
            <text:p>12033.91</text:p>
          </table:table-cell>
          <table:table-cell office:value-type="string" calcext:value-type="string">
            <text:p>0 %</text:p>
          </table:table-cell>
          <table:table-cell office:value-type="float" office:value="12033.91" calcext:value-type="float">
            <text:p>12033.9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ALBUMIN, 12X20 ML </text:p>
          </table:table-cell>
          <table:table-cell office:value-type="string" calcext:value-type="string">
            <text:p>Albumin, ALBU 0250, 12x20 ml. 2019/07, 17-08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751.73" calcext:value-type="float">
            <text:p>19751.73</text:p>
          </table:table-cell>
          <table:table-cell office:value-type="string" calcext:value-type="string">
            <text:p>0 %</text:p>
          </table:table-cell>
          <table:table-cell office:value-type="float" office:value="19751.73" calcext:value-type="float">
            <text:p>19751.7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AST/GOT <text:s/>4X55 ML </text:p>
          </table:table-cell>
          <table:table-cell office:value-type="string" calcext:value-type="string">
            <text:p>EXP DATE:2018/11, 17-10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661.25" calcext:value-type="float">
            <text:p>18661.25</text:p>
          </table:table-cell>
          <table:table-cell office:value-type="string" calcext:value-type="string">
            <text:p>0 %</text:p>
          </table:table-cell>
          <table:table-cell office:value-type="float" office:value="18661.25" calcext:value-type="float">
            <text:p>18661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ALT/GPT SL 4 X 55 ML </text:p>
          </table:table-cell>
          <table:table-cell office:value-type="string" calcext:value-type="string">
            <text:p>ALSL-0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63.13" calcext:value-type="float">
            <text:p>18863.13</text:p>
          </table:table-cell>
          <table:table-cell office:value-type="string" calcext:value-type="string">
            <text:p>0 %</text:p>
          </table:table-cell>
          <table:table-cell office:value-type="float" office:value="18863.13" calcext:value-type="float">
            <text:p>18863.1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TOTAL BILIRUBIN, 8 X 25 ML <text:s text:c="2"/></text:p>
          </table:table-cell>
          <table:table-cell office:value-type="string" calcext:value-type="string">
            <text:p>Total Bilirubin, BITO-0250, 8 x 25 ml . 2019/06, 17-1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28385" calcext:value-type="float">
            <text:p>28385</text:p>
          </table:table-cell>
          <table:table-cell office:value-type="string" calcext:value-type="string">
            <text:p>0 %</text:p>
          </table:table-cell>
          <table:table-cell office:value-type="float" office:value="28385" calcext:value-type="float">
            <text:p>2838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DIRECT BILIRUBIN, 8 X 25 ML </text:p>
          </table:table-cell>
          <table:table-cell office:value-type="string" calcext:value-type="string">
            <text:p>Direct Bilirubin, BIDI 0250, 8 x 25 ml. 2019/04, 17-0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478" calcext:value-type="float">
            <text:p>28478</text:p>
          </table:table-cell>
          <table:table-cell office:value-type="string" calcext:value-type="string">
            <text:p>0 %</text:p>
          </table:table-cell>
          <table:table-cell office:value-type="float" office:value="28478" calcext:value-type="float">
            <text:p>2847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CHOLESTEROL <text:s/>SL, 4X250 ML + STD </text:p>
          </table:table-cell>
          <table:table-cell office:value-type="string" calcext:value-type="string">
            <text:p>Cholesterol <text:s/>4X250 ML. 2019/04, 17-0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08.91" calcext:value-type="float">
            <text:p>30908.91</text:p>
          </table:table-cell>
          <table:table-cell office:value-type="string" calcext:value-type="string">
            <text:p>0 %</text:p>
          </table:table-cell>
          <table:table-cell office:value-type="float" office:value="30908.91" calcext:value-type="float">
            <text:p>30908.9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TRIGLYCERIDES SL 12X20ML VTL 12X20 ML TGML-0250</text:p>
          </table:table-cell>
          <table:table-cell office:value-type="string" calcext:value-type="string">
            <text:p>12X20 ML TGML-0250. 2018/09, 17-0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989" calcext:value-type="float">
            <text:p>27989</text:p>
          </table:table-cell>
          <table:table-cell office:value-type="string" calcext:value-type="string">
            <text:p>0 %</text:p>
          </table:table-cell>
          <table:table-cell office:value-type="float" office:value="27989" calcext:value-type="float">
            <text:p>27989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HDL CHOLESTEROL DIRECT 2G SL, 1 X 80 ML </text:p>
          </table:table-cell>
          <table:table-cell office:value-type="string" calcext:value-type="string">
            <text:p>HDL Cholesterol Direct 2G SL, HDLL-0380, 1 x 80 ml, LOT NO; 17-1887, EXP; 2019/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851" calcext:value-type="float">
            <text:p>40851</text:p>
          </table:table-cell>
          <table:table-cell office:value-type="string" calcext:value-type="string">
            <text:p>0 %</text:p>
          </table:table-cell>
          <table:table-cell office:value-type="float" office:value="40851" calcext:value-type="float">
            <text:p>4085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17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6/2018 4:27:07 PM</text:p>
          </table:table-cell>
          <table:table-cell table:number-columns-repeated="2"/>
          <table:table-cell office:value-type="string" calcext:value-type="string">
            <text:p>4/6/2018 4:48:37 PM</text:p>
          </table:table-cell>
          <table:table-cell office:value-type="string" calcext:value-type="string">
            <text:p>4/6/2018 12:00:00 AM</text:p>
          </table:table-cell>
          <table:table-cell office:value-type="string" calcext:value-type="string">
            <text:p>4/10/2018 5:16:16 PM</text:p>
          </table:table-cell>
          <table:table-cell office:value-type="float" office:value="241893.8" calcext:value-type="float">
            <text:p>241893.8</text:p>
          </table:table-cell>
          <table:table-cell office:value-type="string" calcext:value-type="string">
            <text:p>4/6/2018 12:00:00 AM</text:p>
          </table:table-cell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ALP DEA SL, 4 X 25 ML </text:p>
          </table:table-cell>
          <table:table-cell office:value-type="string" calcext:value-type="string">
            <text:p>PASL-0230. 2019/07, 17-1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72" calcext:value-type="float">
            <text:p>15972</text:p>
          </table:table-cell>
          <table:table-cell office:value-type="string" calcext:value-type="string">
            <text:p>0 %</text:p>
          </table:table-cell>
          <table:table-cell office:value-type="float" office:value="15972" calcext:value-type="float">
            <text:p>1597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17/2018 12:00:15 PM</text:p>
          </table:table-cell>
          <table:table-cell table:number-columns-repeated="2"/>
          <table:table-cell office:value-type="string" calcext:value-type="string">
            <text:p>5/8/2018 4:01:10 PM</text:p>
          </table:table-cell>
          <table:table-cell table:style-name="Default"/>
          <table:table-cell office:value-type="string" calcext:value-type="string">
            <text:p>5/9/2018 1:05:09 PM</text:p>
          </table:table-cell>
          <table:table-cell office:value-type="float" office:value="204210.58" calcext:value-type="float">
            <text:p>204210.58</text:p>
          </table:table-cell>
          <table:table-cell table:style-name="Default"/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UREA UV SL + STD 5ML, 5X 125 ML </text:p>
          </table:table-cell>
          <table:table-cell office:value-type="string" calcext:value-type="string">
            <text:p>Urea UV SL + STD 5ml, URSL-0507, 2019-08, 18-02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532.05" calcext:value-type="float">
            <text:p>35532.05</text:p>
          </table:table-cell>
          <table:table-cell office:value-type="string" calcext:value-type="string">
            <text:p>0 %</text:p>
          </table:table-cell>
          <table:table-cell office:value-type="float" office:value="71064.1" calcext:value-type="float">
            <text:p>71064.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17/2018 12:00:15 PM</text:p>
          </table:table-cell>
          <table:table-cell table:number-columns-repeated="2"/>
          <table:table-cell office:value-type="string" calcext:value-type="string">
            <text:p>5/8/2018 4:01:10 PM</text:p>
          </table:table-cell>
          <table:table-cell table:style-name="Default"/>
          <table:table-cell office:value-type="string" calcext:value-type="string">
            <text:p>5/9/2018 1:05:09 PM</text:p>
          </table:table-cell>
          <table:table-cell office:value-type="float" office:value="204210.58" calcext:value-type="float">
            <text:p>204210.58</text:p>
          </table:table-cell>
          <table:table-cell table:style-name="Default"/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HDL CHOLESTEROL DIRECT 2G SL, 1 X 80 ML </text:p>
          </table:table-cell>
          <table:table-cell office:value-type="string" calcext:value-type="string">
            <text:p>2019-05, 17-18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851.56" calcext:value-type="float">
            <text:p>40851.56</text:p>
          </table:table-cell>
          <table:table-cell office:value-type="string" calcext:value-type="string">
            <text:p>0 %</text:p>
          </table:table-cell>
          <table:table-cell office:value-type="float" office:value="122554.68" calcext:value-type="float">
            <text:p>122554.6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57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/17/2018 12:00:15 PM</text:p>
          </table:table-cell>
          <table:table-cell table:number-columns-repeated="2"/>
          <table:table-cell office:value-type="string" calcext:value-type="string">
            <text:p>5/8/2018 4:01:10 PM</text:p>
          </table:table-cell>
          <table:table-cell table:style-name="Default"/>
          <table:table-cell office:value-type="string" calcext:value-type="string">
            <text:p>5/9/2018 1:05:09 PM</text:p>
          </table:table-cell>
          <table:table-cell office:value-type="float" office:value="204210.58" calcext:value-type="float">
            <text:p>204210.58</text:p>
          </table:table-cell>
          <table:table-cell table:style-name="Default"/>
          <table:table-cell/>
          <table:table-cell office:value-type="string" calcext:value-type="string">
            <text:p>Bright Odoemela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Vivian Opara</text:p>
          </table:table-cell>
          <table:table-cell/>
          <table:table-cell office:value-type="string" calcext:value-type="string">
            <text:p>CREATININE JAFFE, 2X 125 ML + STD</text:p>
          </table:table-cell>
          <table:table-cell office:value-type="string" calcext:value-type="string">
            <text:p>Creatinine Jaffe, CRCO-0600, 2x 125 ml, 2019-09, 18-0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91.8" calcext:value-type="float">
            <text:p>10591.8</text:p>
          </table:table-cell>
          <table:table-cell office:value-type="string" calcext:value-type="string">
            <text:p>0 %</text:p>
          </table:table-cell>
          <table:table-cell office:value-type="float" office:value="10591.8" calcext:value-type="float">
            <text:p>10591.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. 2019/12, 18-04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427" calcext:value-type="float">
            <text:p>15427</text:p>
          </table:table-cell>
          <table:table-cell table:style-name="Default" office:value-type="string" calcext:value-type="string">
            <text:p>N 0.00</text:p>
          </table:table-cell>
          <table:table-cell office:value-type="float" office:value="30854" calcext:value-type="float">
            <text:p>3085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. 2019/12, 18-03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s</text:p>
          </table:table-cell>
          <table:table-cell office:value-type="float" office:value="11026.25" calcext:value-type="float">
            <text:p>11026.25</text:p>
          </table:table-cell>
          <table:table-cell office:value-type="string" calcext:value-type="string">
            <text:p>0 %</text:p>
          </table:table-cell>
          <table:table-cell office:value-type="float" office:value="22052.5" calcext:value-type="float">
            <text:p>22052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TOTAL PROTEIN PLUS, 2X125 ML </text:p>
          </table:table-cell>
          <table:table-cell office:value-type="string" calcext:value-type="string">
            <text:p>TOTAL PROTEIN PLUS, PROB-0600, 2X125 ML. 2019/03, 18-0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33.91" calcext:value-type="float">
            <text:p>12033.91</text:p>
          </table:table-cell>
          <table:table-cell office:value-type="string" calcext:value-type="string">
            <text:p>0 %</text:p>
          </table:table-cell>
          <table:table-cell office:value-type="float" office:value="12033.91" calcext:value-type="float">
            <text:p>12033.9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ALBUMIN BCG, 2X 125 ML </text:p>
          </table:table-cell>
          <table:table-cell office:value-type="string" calcext:value-type="string">
            <text:p>Albumin BCG, ALBU-0600, 2x 125 ml <text:s/>exp;2019/8, 18-0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94" calcext:value-type="float">
            <text:p>10494</text:p>
          </table:table-cell>
          <table:table-cell office:value-type="string" calcext:value-type="string">
            <text:p>0 %</text:p>
          </table:table-cell>
          <table:table-cell office:value-type="float" office:value="10494" calcext:value-type="float">
            <text:p>104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UREA UV SL + STD 5ML, 5X 125 ML </text:p>
          </table:table-cell>
          <table:table-cell office:value-type="string" calcext:value-type="string">
            <text:p>Urea UV SL + STD 5ml, URSL-0507. 2019/08, 18-0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532.05" calcext:value-type="float">
            <text:p>35532.05</text:p>
          </table:table-cell>
          <table:table-cell office:value-type="string" calcext:value-type="string">
            <text:p>0 %</text:p>
          </table:table-cell>
          <table:table-cell office:value-type="float" office:value="35532.05" calcext:value-type="float">
            <text:p>35532.0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UREA UV SL, 4 X 62,5 ML</text:p>
          </table:table-cell>
          <table:table-cell office:value-type="string" calcext:value-type="string">
            <text:p>Urea UV SL, URSL-0420, 4 x 62,5 ml, 2019/12, 18-0342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377.66" calcext:value-type="float">
            <text:p>14377.66</text:p>
          </table:table-cell>
          <table:table-cell office:value-type="string" calcext:value-type="string">
            <text:p>0 %</text:p>
          </table:table-cell>
          <table:table-cell office:value-type="float" office:value="14377.66" calcext:value-type="float">
            <text:p>14377.6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CREATININE JAFFE, 4X250 ML </text:p>
          </table:table-cell>
          <table:table-cell office:value-type="string" calcext:value-type="string">
            <text:p>Creatinine Jaffe, CRCO-0700, 4x250 ml. 2019/10 ,18-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867.81" calcext:value-type="float">
            <text:p>21867.81</text:p>
          </table:table-cell>
          <table:table-cell office:value-type="string" calcext:value-type="string">
            <text:p>0 %</text:p>
          </table:table-cell>
          <table:table-cell office:value-type="float" office:value="21867.81" calcext:value-type="float">
            <text:p>21867.8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. 2019/10, 02-2040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7781.25" calcext:value-type="float">
            <text:p>77781.25</text:p>
          </table:table-cell>
          <table:table-cell office:value-type="string" calcext:value-type="string">
            <text:p>0 %</text:p>
          </table:table-cell>
          <table:table-cell office:value-type="float" office:value="77781.25" calcext:value-type="float">
            <text:p>77781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. 2019/10, 01-1040-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5.63" calcext:value-type="float">
            <text:p>70515.63</text:p>
          </table:table-cell>
          <table:table-cell office:value-type="string" calcext:value-type="string">
            <text:p>0 %</text:p>
          </table:table-cell>
          <table:table-cell office:value-type="float" office:value="70515.63" calcext:value-type="float">
            <text:p>70515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. 2019/11, 03-3060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7.5" calcext:value-type="float">
            <text:p>63437.5</text:p>
          </table:table-cell>
          <table:table-cell office:value-type="string" calcext:value-type="string">
            <text:p>0 %</text:p>
          </table:table-cell>
          <table:table-cell office:value-type="float" office:value="63437.5" calcext:value-type="float">
            <text:p>63437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806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/21/2018 3:46:5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6/21/2018 4:26:17 PM</text:p>
          </table:table-cell>
          <table:table-cell office:value-type="string" calcext:value-type="string">
            <text:p>6/21/2018 12:00:00 AM</text:p>
          </table:table-cell>
          <table:table-cell office:value-type="string" calcext:value-type="string">
            <text:p>8/1/2018 4:52:02 PM</text:p>
          </table:table-cell>
          <table:table-cell office:value-type="float" office:value="376769.75" calcext:value-type="float">
            <text:p>376769.75</text:p>
          </table:table-cell>
          <table:table-cell office:value-type="string" calcext:value-type="string">
            <text:p>6/21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table:number-columns-repeated="2"/>
          <table:table-cell office:value-type="string" calcext:value-type="string">
            <text:p>GLUCOSE PAP SL+STD, 4X250 <text:s/>ML </text:p>
          </table:table-cell>
          <table:table-cell office:value-type="string" calcext:value-type="string">
            <text:p>4X250 <text:s/>ML, GPSL-0707. 2019/06, 17-1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823.44" calcext:value-type="float">
            <text:p>15823.44</text:p>
          </table:table-cell>
          <table:table-cell office:value-type="string" calcext:value-type="string">
            <text:p>0 %</text:p>
          </table:table-cell>
          <table:table-cell office:value-type="float" office:value="15823.44" calcext:value-type="float">
            <text:p>15823.4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427" calcext:value-type="float">
            <text:p>15427</text:p>
          </table:table-cell>
          <table:table-cell office:value-type="string" calcext:value-type="string">
            <text:p>0 %</text:p>
          </table:table-cell>
          <table:table-cell office:value-type="float" office:value="30854" calcext:value-type="float">
            <text:p>3085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s</text:p>
          </table:table-cell>
          <table:table-cell office:value-type="float" office:value="11026.25" calcext:value-type="float">
            <text:p>11026.25</text:p>
          </table:table-cell>
          <table:table-cell office:value-type="string" calcext:value-type="string">
            <text:p>0 %</text:p>
          </table:table-cell>
          <table:table-cell office:value-type="float" office:value="22052.5" calcext:value-type="float">
            <text:p>22052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CHOLESTEROL +STD 4X250, 4X250 <text:s/>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908" calcext:value-type="float">
            <text:p>30908</text:p>
          </table:table-cell>
          <table:table-cell office:value-type="string" calcext:value-type="string">
            <text:p>0 %</text:p>
          </table:table-cell>
          <table:table-cell office:value-type="float" office:value="30908" calcext:value-type="float">
            <text:p>3090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GLUCOSE PAP SL+STD, 4X250 <text:s/>ML </text:p>
          </table:table-cell>
          <table:table-cell office:value-type="string" calcext:value-type="string">
            <text:p>4X250 <text:s/>ML, GPSL-07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823.44" calcext:value-type="float">
            <text:p>15823.44</text:p>
          </table:table-cell>
          <table:table-cell office:value-type="string" calcext:value-type="string">
            <text:p>0 %</text:p>
          </table:table-cell>
          <table:table-cell office:value-type="float" office:value="31646.88" calcext:value-type="float">
            <text:p>31646.8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44.548" calcext:value-type="float">
            <text:p>13344.548</text:p>
          </table:table-cell>
          <table:table-cell office:value-type="string" calcext:value-type="string">
            <text:p>0 %</text:p>
          </table:table-cell>
          <table:table-cell office:value-type="float" office:value="13344.55" calcext:value-type="float">
            <text:p>13344.5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ST / GOT SL, 5X 125 ML </text:p>
          </table:table-cell>
          <table:table-cell office:value-type="string" calcext:value-type="string">
            <text:p>AST / GOT SL, ASSL-0510, 5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854.54" calcext:value-type="float">
            <text:p>21854.54</text:p>
          </table:table-cell>
          <table:table-cell office:value-type="string" calcext:value-type="string">
            <text:p>0 %</text:p>
          </table:table-cell>
          <table:table-cell office:value-type="float" office:value="21854.54" calcext:value-type="float">
            <text:p>21854.5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LT / GPT SL, 5X 125 ML <text:s text:c="2"/></text:p>
          </table:table-cell>
          <table:table-cell office:value-type="string" calcext:value-type="string">
            <text:p>ALT / GPT SL, ALSL-0510, 5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854.54" calcext:value-type="float">
            <text:p>18854.54</text:p>
          </table:table-cell>
          <table:table-cell office:value-type="string" calcext:value-type="string">
            <text:p>0 %</text:p>
          </table:table-cell>
          <table:table-cell office:value-type="float" office:value="18854.54" calcext:value-type="float">
            <text:p>18854.5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CREATININE JAFFE, 4X250 ML </text:p>
          </table:table-cell>
          <table:table-cell office:value-type="string" calcext:value-type="string">
            <text:p>Creatinine Jaffe, CRCO-0700, 4x250 m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862" calcext:value-type="float">
            <text:p>21862</text:p>
          </table:table-cell>
          <table:table-cell office:value-type="string" calcext:value-type="string">
            <text:p>0 %</text:p>
          </table:table-cell>
          <table:table-cell office:value-type="float" office:value="43724" calcext:value-type="float">
            <text:p>4372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tl</text:p>
          </table:table-cell>
          <table:table-cell office:value-type="float" office:value="63437.5" calcext:value-type="float">
            <text:p>63437.5</text:p>
          </table:table-cell>
          <table:table-cell office:value-type="string" calcext:value-type="string">
            <text:p>0 %</text:p>
          </table:table-cell>
          <table:table-cell office:value-type="float" office:value="126875" calcext:value-type="float">
            <text:p>12687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5.63" calcext:value-type="float">
            <text:p>70515.63</text:p>
          </table:table-cell>
          <table:table-cell office:value-type="string" calcext:value-type="string">
            <text:p>0 %</text:p>
          </table:table-cell>
          <table:table-cell office:value-type="float" office:value="70515.63" calcext:value-type="float">
            <text:p>70515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7781.25" calcext:value-type="float">
            <text:p>77781.25</text:p>
          </table:table-cell>
          <table:table-cell office:value-type="string" calcext:value-type="string">
            <text:p>0 %</text:p>
          </table:table-cell>
          <table:table-cell office:value-type="float" office:value="77781.25" calcext:value-type="float">
            <text:p>77781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1988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/1/2018 3:40:10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8/1/2018 4:42:08 PM</text:p>
          </table:table-cell>
          <table:table-cell table:style-name="Default"/>
          <table:table-cell office:value-type="string" calcext:value-type="string">
            <text:p>9/14/2018 6:48:23 PM</text:p>
          </table:table-cell>
          <table:table-cell office:value-type="float" office:value="500706.89" calcext:value-type="float">
            <text:p>500706.89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IMING BELT,T2.5/116</text:p>
          </table:table-cell>
          <table:table-cell office:value-type="string" calcext:value-type="string">
            <text:p>3064-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96" calcext:value-type="float">
            <text:p>10296</text:p>
          </table:table-cell>
          <table:table-cell office:value-type="string" calcext:value-type="string">
            <text:p>0 %</text:p>
          </table:table-cell>
          <table:table-cell office:value-type="float" office:value="10296" calcext:value-type="float">
            <text:p>1029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.2019/10, 01-1040-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6" calcext:value-type="float">
            <text:p>70516</text:p>
          </table:table-cell>
          <table:table-cell office:value-type="string" calcext:value-type="string">
            <text:p>0 %</text:p>
          </table:table-cell>
          <table:table-cell office:value-type="float" office:value="70516" calcext:value-type="float">
            <text:p>7051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. 2019/10,02-2040-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s</text:p>
          </table:table-cell>
          <table:table-cell office:value-type="float" office:value="77782" calcext:value-type="float">
            <text:p>77782</text:p>
          </table:table-cell>
          <table:table-cell office:value-type="string" calcext:value-type="string">
            <text:p>0 %</text:p>
          </table:table-cell>
          <table:table-cell office:value-type="float" office:value="155564" calcext:value-type="float">
            <text:p>15556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 . 2019/12, 18-0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44.548" calcext:value-type="float">
            <text:p>13344.548</text:p>
          </table:table-cell>
          <table:table-cell office:value-type="string" calcext:value-type="string">
            <text:p>0 %</text:p>
          </table:table-cell>
          <table:table-cell office:value-type="float" office:value="13344.55" calcext:value-type="float">
            <text:p>13344.5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ALBUMIN BCG, 2X 125 ML </text:p>
          </table:table-cell>
          <table:table-cell office:value-type="string" calcext:value-type="string">
            <text:p>Albumin BCG, ALBU-0600, 2x 125 ml <text:s/>exp;2020/04, 18-10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95" calcext:value-type="float">
            <text:p>10495</text:p>
          </table:table-cell>
          <table:table-cell office:value-type="string" calcext:value-type="string">
            <text:p>0 %</text:p>
          </table:table-cell>
          <table:table-cell office:value-type="float" office:value="10495" calcext:value-type="float">
            <text:p>1049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. 2019/12,18-0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26" calcext:value-type="float">
            <text:p>15426</text:p>
          </table:table-cell>
          <table:table-cell office:value-type="string" calcext:value-type="string">
            <text:p>0 %</text:p>
          </table:table-cell>
          <table:table-cell office:value-type="float" office:value="15426" calcext:value-type="float">
            <text:p>1542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. 2019/12, 18-0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1027" calcext:value-type="float">
            <text:p>11027</text:p>
          </table:table-cell>
          <table:table-cell office:value-type="string" calcext:value-type="string">
            <text:p>0 %</text:p>
          </table:table-cell>
          <table:table-cell office:value-type="float" office:value="11027" calcext:value-type="float">
            <text:p>11027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UREA UV SL, 4 X 62,5 ML</text:p>
          </table:table-cell>
          <table:table-cell office:value-type="string" calcext:value-type="string">
            <text:p>Urea UV SL, URSL-0420, 4 x 62,5 ml, 2020/06, 18-09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77.66" calcext:value-type="float">
            <text:p>14377.66</text:p>
          </table:table-cell>
          <table:table-cell office:value-type="string" calcext:value-type="string">
            <text:p>0 %</text:p>
          </table:table-cell>
          <table:table-cell office:value-type="float" office:value="28755.32" calcext:value-type="float">
            <text:p>28755.3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CREATININE JAFFE, 4X250 ML </text:p>
          </table:table-cell>
          <table:table-cell office:value-type="string" calcext:value-type="string">
            <text:p>Creatinine Jaffe, CRCO-0700, 4x250 ml. 2019/10, 18-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868" calcext:value-type="float">
            <text:p>21868</text:p>
          </table:table-cell>
          <table:table-cell office:value-type="string" calcext:value-type="string">
            <text:p>0 %</text:p>
          </table:table-cell>
          <table:table-cell office:value-type="float" office:value="21868" calcext:value-type="float">
            <text:p>2186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GLUCOSE PAP SL+STD, 4X250 <text:s/>ML </text:p>
          </table:table-cell>
          <table:table-cell office:value-type="string" calcext:value-type="string">
            <text:p>4X250 <text:s/>ML, GPSL-0707. 2019/08, 18-0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823.44" calcext:value-type="float">
            <text:p>15823.44</text:p>
          </table:table-cell>
          <table:table-cell office:value-type="string" calcext:value-type="string">
            <text:p>0 %</text:p>
          </table:table-cell>
          <table:table-cell office:value-type="float" office:value="15823.44" calcext:value-type="float">
            <text:p>15823.4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199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/17/2018 11:31:07 AM</text:p>
          </table:table-cell>
          <table:table-cell/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9/18/2018 12:00:00 AM</text:p>
          </table:table-cell>
          <table:table-cell office:value-type="string" calcext:value-type="string">
            <text:p>1/11/2019 5:53:31 PM</text:p>
          </table:table-cell>
          <table:table-cell office:value-type="float" office:value="408302.31" calcext:value-type="float">
            <text:p>408302.31</text:p>
          </table:table-cell>
          <table:table-cell office:value-type="string" calcext:value-type="string">
            <text:p>9/18/2018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hinenye Amobi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. 2019/11, 03-3060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83" calcext:value-type="float">
            <text:p>63483</text:p>
          </table:table-cell>
          <table:table-cell office:value-type="string" calcext:value-type="string">
            <text:p>0 %</text:p>
          </table:table-cell>
          <table:table-cell office:value-type="float" office:value="63483" calcext:value-type="float">
            <text:p>6348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5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3/2018 1:59:59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1/23/2018 2:15:36 PM</text:p>
          </table:table-cell>
          <table:table-cell office:value-type="string" calcext:value-type="string">
            <text:p>11/23/2018 12:00:00 AM</text:p>
          </table:table-cell>
          <table:table-cell office:value-type="string" calcext:value-type="string">
            <text:p>1/8/2019 9:39:02 AM</text:p>
          </table:table-cell>
          <table:table-cell office:value-type="float" office:value="280180.95" calcext:value-type="float">
            <text:p>280180.95</text:p>
          </table:table-cell>
          <table:table-cell office:value-type="string" calcext:value-type="string">
            <text:p>11/23/2018 2:03:40 P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INENYE AMOBI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. <text:s/>2019-10, 01-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5.63" calcext:value-type="float">
            <text:p>70515.63</text:p>
          </table:table-cell>
          <table:table-cell office:value-type="string" calcext:value-type="string">
            <text:p>0 %</text:p>
          </table:table-cell>
          <table:table-cell office:value-type="float" office:value="70515.63" calcext:value-type="float">
            <text:p>70515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5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3/2018 1:59:59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1/23/2018 2:15:36 PM</text:p>
          </table:table-cell>
          <table:table-cell office:value-type="string" calcext:value-type="string">
            <text:p>11/23/2018 12:00:00 AM</text:p>
          </table:table-cell>
          <table:table-cell office:value-type="string" calcext:value-type="string">
            <text:p>1/8/2019 9:39:02 AM</text:p>
          </table:table-cell>
          <table:table-cell office:value-type="float" office:value="280180.95" calcext:value-type="float">
            <text:p>280180.95</text:p>
          </table:table-cell>
          <table:table-cell office:value-type="string" calcext:value-type="string">
            <text:p>11/23/2018 2:03:40 P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INENYE AMOBI</text:p>
          </table:table-cell>
          <table:table-cell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. 2019-10, 02-2040-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7781.25" calcext:value-type="float">
            <text:p>77781.25</text:p>
          </table:table-cell>
          <table:table-cell office:value-type="string" calcext:value-type="string">
            <text:p>0 %</text:p>
          </table:table-cell>
          <table:table-cell office:value-type="float" office:value="77781.25" calcext:value-type="float">
            <text:p>77781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5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3/2018 1:59:59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1/23/2018 2:15:36 PM</text:p>
          </table:table-cell>
          <table:table-cell office:value-type="string" calcext:value-type="string">
            <text:p>11/23/2018 12:00:00 AM</text:p>
          </table:table-cell>
          <table:table-cell office:value-type="string" calcext:value-type="string">
            <text:p>1/8/2019 9:39:02 AM</text:p>
          </table:table-cell>
          <table:table-cell office:value-type="float" office:value="280180.95" calcext:value-type="float">
            <text:p>280180.95</text:p>
          </table:table-cell>
          <table:table-cell office:value-type="string" calcext:value-type="string">
            <text:p>11/23/2018 2:03:40 P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INENYE AMOBI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. 2019-11, 03-3060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7.5" calcext:value-type="float">
            <text:p>63437.5</text:p>
          </table:table-cell>
          <table:table-cell office:value-type="string" calcext:value-type="string">
            <text:p>0 %</text:p>
          </table:table-cell>
          <table:table-cell office:value-type="float" office:value="63437.5" calcext:value-type="float">
            <text:p>63437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5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3/2018 1:59:59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1/23/2018 2:15:36 PM</text:p>
          </table:table-cell>
          <table:table-cell office:value-type="string" calcext:value-type="string">
            <text:p>11/23/2018 12:00:00 AM</text:p>
          </table:table-cell>
          <table:table-cell office:value-type="string" calcext:value-type="string">
            <text:p>1/8/2019 9:39:02 AM</text:p>
          </table:table-cell>
          <table:table-cell office:value-type="float" office:value="280180.95" calcext:value-type="float">
            <text:p>280180.95</text:p>
          </table:table-cell>
          <table:table-cell office:value-type="string" calcext:value-type="string">
            <text:p>11/23/2018 2:03:40 P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INENYE AMOBI</text:p>
          </table:table-cell>
          <table:table-cell/>
          <table:table-cell office:value-type="string" calcext:value-type="string">
            <text:p>UREA UV SL, 4 X 62,5 ML</text:p>
          </table:table-cell>
          <table:table-cell office:value-type="string" calcext:value-type="string">
            <text:p>Urea UV SL, URSL-0420, 4 x 62,5 ml, EXP: 2020/08, LOT: 18-12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77.66" calcext:value-type="float">
            <text:p>14377.66</text:p>
          </table:table-cell>
          <table:table-cell office:value-type="string" calcext:value-type="string">
            <text:p>0 %</text:p>
          </table:table-cell>
          <table:table-cell office:value-type="float" office:value="28755.32" calcext:value-type="float">
            <text:p>28755.3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5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3/2018 1:59:59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1/23/2018 2:15:36 PM</text:p>
          </table:table-cell>
          <table:table-cell office:value-type="string" calcext:value-type="string">
            <text:p>11/23/2018 12:00:00 AM</text:p>
          </table:table-cell>
          <table:table-cell office:value-type="string" calcext:value-type="string">
            <text:p>1/8/2019 9:39:02 AM</text:p>
          </table:table-cell>
          <table:table-cell office:value-type="float" office:value="280180.95" calcext:value-type="float">
            <text:p>280180.95</text:p>
          </table:table-cell>
          <table:table-cell office:value-type="string" calcext:value-type="string">
            <text:p>11/23/2018 2:03:40 P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INENYE AMOBI</text:p>
          </table:table-cell>
          <table:table-cell/>
          <table:table-cell office:value-type="string" calcext:value-type="string">
            <text:p>CREATININE JAFFE, 4X250 ML </text:p>
          </table:table-cell>
          <table:table-cell office:value-type="string" calcext:value-type="string">
            <text:p>Creatinine Jaffe, CRCO-0700, 4x250 ml. 2020/03, 18-1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867.81" calcext:value-type="float">
            <text:p>21867.81</text:p>
          </table:table-cell>
          <table:table-cell office:value-type="string" calcext:value-type="string">
            <text:p>0 %</text:p>
          </table:table-cell>
          <table:table-cell office:value-type="float" office:value="21867.81" calcext:value-type="float">
            <text:p>21867.8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514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1/23/2018 1:59:59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1/23/2018 2:15:36 PM</text:p>
          </table:table-cell>
          <table:table-cell office:value-type="string" calcext:value-type="string">
            <text:p>11/23/2018 12:00:00 AM</text:p>
          </table:table-cell>
          <table:table-cell office:value-type="string" calcext:value-type="string">
            <text:p>1/8/2019 9:39:02 AM</text:p>
          </table:table-cell>
          <table:table-cell office:value-type="float" office:value="280180.95" calcext:value-type="float">
            <text:p>280180.95</text:p>
          </table:table-cell>
          <table:table-cell office:value-type="string" calcext:value-type="string">
            <text:p>11/23/2018 2:03:40 P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CINENYE AMOBI</text:p>
          </table:table-cell>
          <table:table-cell/>
          <table:table-cell office:value-type="string" calcext:value-type="string">
            <text:p>GLUCOSE PAP SL+STD, 4X250 <text:s/>ML </text:p>
          </table:table-cell>
          <table:table-cell office:value-type="string" calcext:value-type="string">
            <text:p>4X250 <text:s/>ML, GPSL-0707. 2019/08, 18-0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823.44" calcext:value-type="float">
            <text:p>15823.44</text:p>
          </table:table-cell>
          <table:table-cell office:value-type="string" calcext:value-type="string">
            <text:p>0 %</text:p>
          </table:table-cell>
          <table:table-cell office:value-type="float" office:value="15823.44" calcext:value-type="float">
            <text:p>15823.4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8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7/2019 3:37:48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7/2019 4:34:39 PM</text:p>
          </table:table-cell>
          <table:table-cell table:style-name="Default"/>
          <table:table-cell office:value-type="string" calcext:value-type="string">
            <text:p>1/11/2019 5:48:56 PM</text:p>
          </table:table-cell>
          <table:table-cell office:value-type="float" office:value="141536.78" calcext:value-type="float">
            <text:p>141536.78</text:p>
          </table:table-cell>
          <table:table-cell table:style-name="Default"/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CHOLESTEROL PAP SL + STD, 6X 100 ML </text:p>
          </table:table-cell>
          <table:table-cell office:value-type="string" calcext:value-type="string">
            <text:p>Cholesterol PAP SL + STD, CHSL-0507, 6x 100 ml. 2019/10, 18-0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865.94" calcext:value-type="float">
            <text:p>20865.94</text:p>
          </table:table-cell>
          <table:table-cell office:value-type="string" calcext:value-type="string">
            <text:p>0 %</text:p>
          </table:table-cell>
          <table:table-cell office:value-type="float" office:value="20865.94" calcext:value-type="float">
            <text:p>20865.94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8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7/2019 3:37:48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7/2019 4:34:39 PM</text:p>
          </table:table-cell>
          <table:table-cell table:style-name="Default"/>
          <table:table-cell office:value-type="string" calcext:value-type="string">
            <text:p>1/11/2019 5:48:56 PM</text:p>
          </table:table-cell>
          <table:table-cell office:value-type="float" office:value="141536.78" calcext:value-type="float">
            <text:p>141536.78</text:p>
          </table:table-cell>
          <table:table-cell table:style-name="Default"/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TRIGLYCERIDES SL + STD 5ML, 6 X 50 ML </text:p>
          </table:table-cell>
          <table:table-cell office:value-type="string" calcext:value-type="string">
            <text:p>Triglycerides SL + STD 5ml, TGML-0427, 6 x 50 ml. 2020/05, 18-14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138.29" calcext:value-type="float">
            <text:p>25138.29</text:p>
          </table:table-cell>
          <table:table-cell office:value-type="string" calcext:value-type="string">
            <text:p>0 %</text:p>
          </table:table-cell>
          <table:table-cell office:value-type="float" office:value="25138.29" calcext:value-type="float">
            <text:p>25138.29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8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7/2019 3:37:48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7/2019 4:34:39 PM</text:p>
          </table:table-cell>
          <table:table-cell table:style-name="Default"/>
          <table:table-cell office:value-type="string" calcext:value-type="string">
            <text:p>1/11/2019 5:48:56 PM</text:p>
          </table:table-cell>
          <table:table-cell office:value-type="float" office:value="141536.78" calcext:value-type="float">
            <text:p>141536.78</text:p>
          </table:table-cell>
          <table:table-cell table:style-name="Default"/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AST / GOT SL, 4 X 62,5 ML <text:s text:c="2"/></text:p>
          </table:table-cell>
          <table:table-cell office:value-type="string" calcext:value-type="string">
            <text:p>AST / GOT SL, ASSL-0430, 4 x 62,5 ml. 2019/07,18-0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80.48" calcext:value-type="float">
            <text:p>13480.48</text:p>
          </table:table-cell>
          <table:table-cell office:value-type="string" calcext:value-type="string">
            <text:p>0 %</text:p>
          </table:table-cell>
          <table:table-cell office:value-type="float" office:value="13480.48" calcext:value-type="float">
            <text:p>13480.4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8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7/2019 3:37:48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7/2019 4:34:39 PM</text:p>
          </table:table-cell>
          <table:table-cell table:style-name="Default"/>
          <table:table-cell office:value-type="string" calcext:value-type="string">
            <text:p>1/11/2019 5:48:56 PM</text:p>
          </table:table-cell>
          <table:table-cell office:value-type="float" office:value="141536.78" calcext:value-type="float">
            <text:p>141536.78</text:p>
          </table:table-cell>
          <table:table-cell table:style-name="Default"/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ALT / GPT SL, 4 X 62,5 <text:s text:c="2"/>ML </text:p>
          </table:table-cell>
          <table:table-cell office:value-type="string" calcext:value-type="string">
            <text:p>ALT / GPT SL, ALSL-0430, 4 x 62,5 <text:s text:c="2"/>ML. 2020/03,18-1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80.48" calcext:value-type="float">
            <text:p>13480.48</text:p>
          </table:table-cell>
          <table:table-cell office:value-type="string" calcext:value-type="string">
            <text:p>0 %</text:p>
          </table:table-cell>
          <table:table-cell office:value-type="float" office:value="13480.48" calcext:value-type="float">
            <text:p>13480.48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8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7/2019 3:37:48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7/2019 4:34:39 PM</text:p>
          </table:table-cell>
          <table:table-cell table:style-name="Default"/>
          <table:table-cell office:value-type="string" calcext:value-type="string">
            <text:p>1/11/2019 5:48:56 PM</text:p>
          </table:table-cell>
          <table:table-cell office:value-type="float" office:value="141536.78" calcext:value-type="float">
            <text:p>141536.78</text:p>
          </table:table-cell>
          <table:table-cell table:style-name="Default"/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. 2020/06, 18-0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44.55" calcext:value-type="float">
            <text:p>13344.55</text:p>
          </table:table-cell>
          <table:table-cell office:value-type="string" calcext:value-type="string">
            <text:p>0 %</text:p>
          </table:table-cell>
          <table:table-cell office:value-type="float" office:value="13344.55" calcext:value-type="float">
            <text:p>13344.5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8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7/2019 3:37:48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7/2019 4:34:39 PM</text:p>
          </table:table-cell>
          <table:table-cell table:style-name="Default"/>
          <table:table-cell office:value-type="string" calcext:value-type="string">
            <text:p>1/11/2019 5:48:56 PM</text:p>
          </table:table-cell>
          <table:table-cell office:value-type="float" office:value="141536.78" calcext:value-type="float">
            <text:p>141536.78</text:p>
          </table:table-cell>
          <table:table-cell table:style-name="Default"/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TOTAL PROTEIN PLUS, 2X125 ML </text:p>
          </table:table-cell>
          <table:table-cell office:value-type="string" calcext:value-type="string">
            <text:p>TOTAL PROTEIN PLUS, PROB-0600, 2X125 ML. 2019/06, 18-0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33.91" calcext:value-type="float">
            <text:p>12033.91</text:p>
          </table:table-cell>
          <table:table-cell office:value-type="string" calcext:value-type="string">
            <text:p>0 %</text:p>
          </table:table-cell>
          <table:table-cell office:value-type="float" office:value="12033.91" calcext:value-type="float">
            <text:p>12033.9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8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7/2019 3:37:48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7/2019 4:34:39 PM</text:p>
          </table:table-cell>
          <table:table-cell table:style-name="Default"/>
          <table:table-cell office:value-type="string" calcext:value-type="string">
            <text:p>1/11/2019 5:48:56 PM</text:p>
          </table:table-cell>
          <table:table-cell office:value-type="float" office:value="141536.78" calcext:value-type="float">
            <text:p>141536.78</text:p>
          </table:table-cell>
          <table:table-cell table:style-name="Default"/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ALBUMIN BCG, 2X 125 ML </text:p>
          </table:table-cell>
          <table:table-cell office:value-type="string" calcext:value-type="string">
            <text:p>Albumin BCG, ALBU-0600, 2x 125 ml. 2020/04, 18-1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95" calcext:value-type="float">
            <text:p>10495</text:p>
          </table:table-cell>
          <table:table-cell office:value-type="string" calcext:value-type="string">
            <text:p>0 %</text:p>
          </table:table-cell>
          <table:table-cell office:value-type="float" office:value="10495" calcext:value-type="float">
            <text:p>1049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681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7/2019 3:37:48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7/2019 4:34:39 PM</text:p>
          </table:table-cell>
          <table:table-cell table:style-name="Default"/>
          <table:table-cell office:value-type="string" calcext:value-type="string">
            <text:p>1/11/2019 5:48:56 PM</text:p>
          </table:table-cell>
          <table:table-cell office:value-type="float" office:value="141536.78" calcext:value-type="float">
            <text:p>141536.78</text:p>
          </table:table-cell>
          <table:table-cell table:style-name="Default"/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URIC ACID MONO SL 6X100 ML AUML-0500</text:p>
          </table:table-cell>
          <table:table-cell office:value-type="string" calcext:value-type="string">
            <text:p>6X100ML AUML-0500. 2019/06, 18-05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698.13" calcext:value-type="float">
            <text:p>30698.13</text:p>
          </table:table-cell>
          <table:table-cell office:value-type="string" calcext:value-type="string">
            <text:p>0 %</text:p>
          </table:table-cell>
          <table:table-cell office:value-type="float" office:value="30698.13" calcext:value-type="float">
            <text:p>30698.1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2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1/2019 3:01:45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1/2019 3:03:24 PM</text:p>
          </table:table-cell>
          <table:table-cell office:value-type="string" calcext:value-type="string">
            <text:p>1/11/2019 12:00:00 AM</text:p>
          </table:table-cell>
          <table:table-cell office:value-type="string" calcext:value-type="string">
            <text:p>1/11/2019 5:50:14 PM</text:p>
          </table:table-cell>
          <table:table-cell office:value-type="float" office:value="60819.22" calcext:value-type="float">
            <text:p>60819.22</text:p>
          </table:table-cell>
          <table:table-cell office:value-type="string" calcext:value-type="string">
            <text:p>1/11/2019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. 2020/05, 18-1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26.41" calcext:value-type="float">
            <text:p>15426.41</text:p>
          </table:table-cell>
          <table:table-cell office:value-type="string" calcext:value-type="string">
            <text:p>0 %</text:p>
          </table:table-cell>
          <table:table-cell office:value-type="float" office:value="15426.41" calcext:value-type="float">
            <text:p>15426.4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2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1/2019 3:01:45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1/2019 3:03:24 PM</text:p>
          </table:table-cell>
          <table:table-cell office:value-type="string" calcext:value-type="string">
            <text:p>1/11/2019 12:00:00 AM</text:p>
          </table:table-cell>
          <table:table-cell office:value-type="string" calcext:value-type="string">
            <text:p>1/11/2019 5:50:14 PM</text:p>
          </table:table-cell>
          <table:table-cell office:value-type="float" office:value="60819.22" calcext:value-type="float">
            <text:p>60819.22</text:p>
          </table:table-cell>
          <table:table-cell office:value-type="string" calcext:value-type="string">
            <text:p>1/11/2019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. 2020/04, 18-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1026.25" calcext:value-type="float">
            <text:p>11026.25</text:p>
          </table:table-cell>
          <table:table-cell office:value-type="string" calcext:value-type="string">
            <text:p>0 %</text:p>
          </table:table-cell>
          <table:table-cell office:value-type="float" office:value="11026.25" calcext:value-type="float">
            <text:p>11026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2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1/2019 3:01:45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1/2019 3:03:24 PM</text:p>
          </table:table-cell>
          <table:table-cell office:value-type="string" calcext:value-type="string">
            <text:p>1/11/2019 12:00:00 AM</text:p>
          </table:table-cell>
          <table:table-cell office:value-type="string" calcext:value-type="string">
            <text:p>1/11/2019 5:50:14 PM</text:p>
          </table:table-cell>
          <table:table-cell office:value-type="float" office:value="60819.22" calcext:value-type="float">
            <text:p>60819.22</text:p>
          </table:table-cell>
          <table:table-cell office:value-type="string" calcext:value-type="string">
            <text:p>1/11/2019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. 2019-10, 01-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5.63" calcext:value-type="float">
            <text:p>70515.63</text:p>
          </table:table-cell>
          <table:table-cell office:value-type="string" calcext:value-type="string">
            <text:p>0 %</text:p>
          </table:table-cell>
          <table:table-cell office:value-type="float" office:value="70515.63" calcext:value-type="float">
            <text:p>70515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2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1/2019 3:01:45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1/2019 3:03:24 PM</text:p>
          </table:table-cell>
          <table:table-cell office:value-type="string" calcext:value-type="string">
            <text:p>1/11/2019 12:00:00 AM</text:p>
          </table:table-cell>
          <table:table-cell office:value-type="string" calcext:value-type="string">
            <text:p>1/11/2019 5:50:14 PM</text:p>
          </table:table-cell>
          <table:table-cell office:value-type="float" office:value="60819.22" calcext:value-type="float">
            <text:p>60819.22</text:p>
          </table:table-cell>
          <table:table-cell office:value-type="string" calcext:value-type="string">
            <text:p>1/11/2019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. 2019-11, 03-3060-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7.5" calcext:value-type="float">
            <text:p>63437.5</text:p>
          </table:table-cell>
          <table:table-cell office:value-type="string" calcext:value-type="string">
            <text:p>0 %</text:p>
          </table:table-cell>
          <table:table-cell office:value-type="float" office:value="63437.5" calcext:value-type="float">
            <text:p>63437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72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1/2019 3:01:45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1/11/2019 3:03:24 PM</text:p>
          </table:table-cell>
          <table:table-cell office:value-type="string" calcext:value-type="string">
            <text:p>1/11/2019 12:00:00 AM</text:p>
          </table:table-cell>
          <table:table-cell office:value-type="string" calcext:value-type="string">
            <text:p>1/11/2019 5:50:14 PM</text:p>
          </table:table-cell>
          <table:table-cell office:value-type="float" office:value="60819.22" calcext:value-type="float">
            <text:p>60819.22</text:p>
          </table:table-cell>
          <table:table-cell office:value-type="string" calcext:value-type="string">
            <text:p>1/11/2019 12:00:00 AM</text:p>
          </table:table-cell>
          <table:table-cell/>
          <table:table-cell office:value-type="string" calcext:value-type="string">
            <text:p>Chinenye Amobi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/>
          <table:table-cell office:value-type="string" calcext:value-type="string">
            <text:p>Access Bank</text:p>
          </table:table-cell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FRANKLIN NWENYI</text:p>
          </table:table-cell>
          <table:table-cell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. 2020/06, 18-0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72.66" calcext:value-type="float">
            <text:p>15972.66</text:p>
          </table:table-cell>
          <table:table-cell office:value-type="string" calcext:value-type="string">
            <text:p>0 %</text:p>
          </table:table-cell>
          <table:table-cell office:value-type="float" office:value="15972.66" calcext:value-type="float">
            <text:p>15972.6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09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4/2019 9:29:42 A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</text:p>
          </table:table-cell>
          <table:table-cell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26.41" calcext:value-type="float">
            <text:p>15426.41</text:p>
          </table:table-cell>
          <table:table-cell office:value-type="string" calcext:value-type="string">
            <text:p>0 %</text:p>
          </table:table-cell>
          <table:table-cell office:value-type="float" office:value="15426.41" calcext:value-type="float">
            <text:p>15426.4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09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4/2019 9:29:42 A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</text:p>
          </table:table-cell>
          <table:table-cell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1026.25" calcext:value-type="float">
            <text:p>11026.25</text:p>
          </table:table-cell>
          <table:table-cell office:value-type="string" calcext:value-type="string">
            <text:p>0 %</text:p>
          </table:table-cell>
          <table:table-cell office:value-type="float" office:value="11026.25" calcext:value-type="float">
            <text:p>11026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09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4/2019 9:29:42 A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5.63" calcext:value-type="float">
            <text:p>70515.63</text:p>
          </table:table-cell>
          <table:table-cell office:value-type="string" calcext:value-type="string">
            <text:p>0 %</text:p>
          </table:table-cell>
          <table:table-cell office:value-type="float" office:value="70515.63" calcext:value-type="float">
            <text:p>70515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09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4/2019 9:29:42 A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7.66" calcext:value-type="float">
            <text:p>63437.66</text:p>
          </table:table-cell>
          <table:table-cell office:value-type="string" calcext:value-type="string">
            <text:p>0 %</text:p>
          </table:table-cell>
          <table:table-cell office:value-type="float" office:value="63437.66" calcext:value-type="float">
            <text:p>63437.6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09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4/2019 9:29:42 A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</text:p>
          </table:table-cell>
          <table:table-cell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72.66" calcext:value-type="float">
            <text:p>15972.66</text:p>
          </table:table-cell>
          <table:table-cell office:value-type="string" calcext:value-type="string">
            <text:p>0 %</text:p>
          </table:table-cell>
          <table:table-cell office:value-type="float" office:value="15972.66" calcext:value-type="float">
            <text:p>15972.6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09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4/2019 9:29:42 A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/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</text:p>
          </table:table-cell>
          <table:table-cell/>
          <table:table-cell office:value-type="string" calcext:value-type="string">
            <text:p>FREIGHT CHARG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0 %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28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7/2019 2:00:11 P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,</text:p>
          </table:table-cell>
          <table:table-cell/>
          <table:table-cell office:value-type="string" calcext:value-type="string">
            <text:p>BILIRUBIN TOTAL 4+1, 2X 125 ML <text:s/></text:p>
          </table:table-cell>
          <table:table-cell office:value-type="string" calcext:value-type="string">
            <text:p>Bilirubin Total 4+1 BITO-0600, 2x 125 m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426.41" calcext:value-type="float">
            <text:p>15426.41</text:p>
          </table:table-cell>
          <table:table-cell office:value-type="string" calcext:value-type="string">
            <text:p>0 %</text:p>
          </table:table-cell>
          <table:table-cell office:value-type="float" office:value="15426.41" calcext:value-type="float">
            <text:p>15426.41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28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7/2019 2:00:11 P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,</text:p>
          </table:table-cell>
          <table:table-cell/>
          <table:table-cell office:value-type="string" calcext:value-type="string">
            <text:p>BILIRUBIN DIRECT 4+1 ,2X 125 ML </text:p>
          </table:table-cell>
          <table:table-cell office:value-type="string" calcext:value-type="string">
            <text:p>Bilirubin Direct 4+1 BIDI-0600, 2x 12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11026.25" calcext:value-type="float">
            <text:p>11026.25</text:p>
          </table:table-cell>
          <table:table-cell office:value-type="string" calcext:value-type="string">
            <text:p>0 %</text:p>
          </table:table-cell>
          <table:table-cell office:value-type="float" office:value="11026.25" calcext:value-type="float">
            <text:p>11026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28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7/2019 2:00:11 P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,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5.63" calcext:value-type="float">
            <text:p>70515.63</text:p>
          </table:table-cell>
          <table:table-cell office:value-type="string" calcext:value-type="string">
            <text:p>0 %</text:p>
          </table:table-cell>
          <table:table-cell office:value-type="float" office:value="70515.63" calcext:value-type="float">
            <text:p>70515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28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7/2019 2:00:11 P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,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7.66" calcext:value-type="float">
            <text:p>63437.66</text:p>
          </table:table-cell>
          <table:table-cell office:value-type="string" calcext:value-type="string">
            <text:p>0 %</text:p>
          </table:table-cell>
          <table:table-cell office:value-type="float" office:value="63437.66" calcext:value-type="float">
            <text:p>63437.6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128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/17/2019 2:00:11 PM</text:p>
          </table:table-cell>
          <table:table-cell office:value-type="string" calcext:value-type="string">
            <text:p>TERMS</text:p>
            <text:p>Currency: NGN</text:p>
            <text:p>Offer: DDP </text:p>
            <text:p>Order confirmation: confirmed PO.</text:p>
            <text:p>Payment: 100% payment in advance</text:p>
            <text:p>Delivery address: </text:p>
            <text:p>Offer validity: 30days</text:p>
            <text:p/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amaka Ngurukem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WENYI FRANKLIN,</text:p>
          </table:table-cell>
          <table:table-cell/>
          <table:table-cell office:value-type="string" calcext:value-type="string">
            <text:p>ALP (DEA) SL, 4X62,5 ML <text:s text:c="2"/></text:p>
          </table:table-cell>
          <table:table-cell office:value-type="string" calcext:value-type="string">
            <text:p>ALP (DEA) SL, PASL-0420, 4x62,5 ml 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972.66" calcext:value-type="float">
            <text:p>15972.66</text:p>
          </table:table-cell>
          <table:table-cell office:value-type="string" calcext:value-type="string">
            <text:p>0 %</text:p>
          </table:table-cell>
          <table:table-cell office:value-type="float" office:value="15972.66" calcext:value-type="float">
            <text:p>15972.66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93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9/2019 1:54:0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2/19/2019 2:11:19 PM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PAID</text:p>
          </table:table-cell>
          <table:table-cell office:value-type="string" calcext:value-type="string">
            <text:p>MARTINS UGWUOKE</text:p>
          </table:table-cell>
          <table:table-cell/>
          <table:table-cell office:value-type="string" calcext:value-type="string">
            <text:p>UREA UV SL, 4 X 62,5 ML</text:p>
          </table:table-cell>
          <table:table-cell office:value-type="string" calcext:value-type="string">
            <text:p>Urea UV SL, URSL-0420, 4 x 62,5 ml, EXP:2020/10, LOT: 18-170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77.66" calcext:value-type="float">
            <text:p>14377.66</text:p>
          </table:table-cell>
          <table:table-cell office:value-type="string" calcext:value-type="string">
            <text:p>0 %</text:p>
          </table:table-cell>
          <table:table-cell office:value-type="float" office:value="28755.32" calcext:value-type="float">
            <text:p>28755.3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93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9/2019 1:54:0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2/19/2019 2:11:19 PM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PAID</text:p>
          </table:table-cell>
          <table:table-cell office:value-type="string" calcext:value-type="string">
            <text:p>MARTINS UGWUOKE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, <text:s/>EXP: 2020/09, LOT: 01-1060-0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5.63" calcext:value-type="float">
            <text:p>70515.63</text:p>
          </table:table-cell>
          <table:table-cell office:value-type="string" calcext:value-type="string">
            <text:p>0 %</text:p>
          </table:table-cell>
          <table:table-cell office:value-type="float" office:value="70515.63" calcext:value-type="float">
            <text:p>70515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93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9/2019 1:54:0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2/19/2019 2:11:19 PM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PAID</text:p>
          </table:table-cell>
          <table:table-cell office:value-type="string" calcext:value-type="string">
            <text:p>MARTINS UGWUOKE</text:p>
          </table:table-cell>
          <table:table-cell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, EXP: 2020/09, LOT: 02-2060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7781.25" calcext:value-type="float">
            <text:p>77781.25</text:p>
          </table:table-cell>
          <table:table-cell office:value-type="string" calcext:value-type="string">
            <text:p>0 %</text:p>
          </table:table-cell>
          <table:table-cell office:value-type="float" office:value="77781.25" calcext:value-type="float">
            <text:p>77781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O-002932</text:p>
          </table:table-cell>
          <table:table-cell office:value-type="string" calcext:value-type="string">
            <text:p>Fulfilled</text:p>
          </table:table-cell>
          <table:table-cell office:value-type="string" calcext:value-type="string">
            <text:p>Invoiced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9/2019 1:54:03 PM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2/19/2019 2:11:19 PM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PAID</text:p>
          </table:table-cell>
          <table:table-cell office:value-type="string" calcext:value-type="string">
            <text:p>MARTINS UGWUOKE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, EXP: 2020/06, LOT: 03-3080-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7.5" calcext:value-type="float">
            <text:p>63437.5</text:p>
          </table:table-cell>
          <table:table-cell office:value-type="string" calcext:value-type="string">
            <text:p>0 %</text:p>
          </table:table-cell>
          <table:table-cell office:value-type="float" office:value="63437.5" calcext:value-type="float">
            <text:p>63437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26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9/2019 3:12:16 PM</text:p>
          </table:table-cell>
          <table:table-cell office:value-type="string" calcext:value-type="string">
            <text:p>Terms:</text:p>
            <text:p>Currency: Naira </text:p>
            <text:p>Offer: DPP</text:p>
            <text:p>Installation, User training and 12 month’s service support inclusive</text:p>
            <text:p>Delivery: Within 7 days of your LPO receipt/confirmed payment.</text:p>
            <text:p>Offer validity: 60 days. </text:p>
            <text:p>Warranty duration: 12months </text:p>
            <text:p/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rtins ugwuoke</text:p>
          </table:table-cell>
          <table:table-cell/>
          <table:table-cell office:value-type="string" calcext:value-type="string">
            <text:p>UREA UV SL, 4 X 62,5 ML</text:p>
          </table:table-cell>
          <table:table-cell office:value-type="string" calcext:value-type="string">
            <text:p>Urea UV SL, URSL-0420, 4 x 62,5 ml, 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77.66" calcext:value-type="float">
            <text:p>14377.66</text:p>
          </table:table-cell>
          <table:table-cell office:value-type="string" calcext:value-type="string">
            <text:p>0 %</text:p>
          </table:table-cell>
          <table:table-cell office:value-type="float" office:value="28755.32" calcext:value-type="float">
            <text:p>28755.32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26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9/2019 3:12:16 PM</text:p>
          </table:table-cell>
          <table:table-cell office:value-type="string" calcext:value-type="string">
            <text:p>Terms:</text:p>
            <text:p>Currency: Naira </text:p>
            <text:p>Offer: DPP</text:p>
            <text:p>Installation, User training and 12 month’s service support inclusive</text:p>
            <text:p>Delivery: Within 7 days of your LPO receipt/confirmed payment.</text:p>
            <text:p>Offer validity: 60 days. </text:p>
            <text:p>Warranty duration: 12months </text:p>
            <text:p/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rtins ugwuoke</text:p>
          </table:table-cell>
          <table:table-cell/>
          <table:table-cell office:value-type="string" calcext:value-type="string">
            <text:p>ELITROL I, 10X5 ML </text:p>
          </table:table-cell>
          <table:table-cell office:value-type="string" calcext:value-type="string">
            <text:p>ELITROL I, CONT-0060, 10X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0515.63" calcext:value-type="float">
            <text:p>70515.63</text:p>
          </table:table-cell>
          <table:table-cell office:value-type="string" calcext:value-type="string">
            <text:p>0 %</text:p>
          </table:table-cell>
          <table:table-cell office:value-type="float" office:value="70515.63" calcext:value-type="float">
            <text:p>70515.63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26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9/2019 3:12:16 PM</text:p>
          </table:table-cell>
          <table:table-cell office:value-type="string" calcext:value-type="string">
            <text:p>Terms:</text:p>
            <text:p>Currency: Naira </text:p>
            <text:p>Offer: DPP</text:p>
            <text:p>Installation, User training and 12 month’s service support inclusive</text:p>
            <text:p>Delivery: Within 7 days of your LPO receipt/confirmed payment.</text:p>
            <text:p>Offer validity: 60 days. </text:p>
            <text:p>Warranty duration: 12months </text:p>
            <text:p/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rtins ugwuoke</text:p>
          </table:table-cell>
          <table:table-cell/>
          <table:table-cell office:value-type="string" calcext:value-type="string">
            <text:p>ELITROL II, <text:s/>10X5 ML </text:p>
          </table:table-cell>
          <table:table-cell office:value-type="string" calcext:value-type="string">
            <text:p>ELITROL II, CONT-0160, 10X5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77781.25" calcext:value-type="float">
            <text:p>77781.25</text:p>
          </table:table-cell>
          <table:table-cell office:value-type="string" calcext:value-type="string">
            <text:p>0 %</text:p>
          </table:table-cell>
          <table:table-cell office:value-type="float" office:value="77781.25" calcext:value-type="float">
            <text:p>77781.2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QTN-001267</text:p>
          </table:table-cell>
          <table:table-cell table:number-columns-repeated="2" office:value-type="string" calcext:value-type="string">
            <text:p>Quote</text:p>
          </table:table-cell>
          <table:table-cell office:value-type="string" calcext:value-type="string">
            <text:p>MR PETER <text:s/>OLUGBO</text:p>
          </table:table-cell>
          <table:table-cell/>
          <table:table-cell office:value-type="float" office:value="8029448281" calcext:value-type="float">
            <text:p>8029448281</text:p>
          </table:table-cell>
          <table:table-cell/>
          <table:table-cell office:value-type="string" calcext:value-type="string">
            <text:p>LAGOS</text:p>
          </table:table-cell>
          <table:table-cell table:number-columns-repeated="7"/>
          <table:table-cell office:value-type="string" calcext:value-type="string">
            <text:p>LAGOS</text:p>
          </table:table-cell>
          <table:table-cell table:number-columns-repeated="6"/>
          <table:table-cell office:value-type="string" calcext:value-type="string">
            <text:p>N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/19/2019 3:12:16 PM</text:p>
          </table:table-cell>
          <table:table-cell office:value-type="string" calcext:value-type="string">
            <text:p>Terms:</text:p>
            <text:p>Currency: Naira </text:p>
            <text:p>Offer: DPP</text:p>
            <text:p>Installation, User training and 12 month’s service support inclusive</text:p>
            <text:p>Delivery: Within 7 days of your LPO receipt/confirmed payment.</text:p>
            <text:p>Offer validity: 60 days. </text:p>
            <text:p>Warranty duration: 12months </text:p>
            <text:p/>
          </table:table-cell>
          <table:table-cell office:value-type="float" office:value="2000" calcext:value-type="float">
            <text:p>200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Chinaza Onoh</text:p>
          </table:table-cell>
          <table:table-cell office:value-type="string" calcext:value-type="string">
            <text:p>DCL House, Plot 1299 Fumilayo Ransome Kuti Way, Area 3, PMB 690 Garki, Abuja</text:p>
          </table:table-cell>
          <table:table-cell office:value-type="string" calcext:value-type="string">
            <text:p>Normal Price</text:p>
          </table:table-cell>
          <table:table-cell table:number-columns-repeated="2"/>
          <table:table-cell office:value-type="string" calcext:value-type="string">
            <text:p>No Ta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martins ugwuoke</text:p>
          </table:table-cell>
          <table:table-cell/>
          <table:table-cell office:value-type="string" calcext:value-type="string">
            <text:p>ELICAL 2, 4X3 ML </text:p>
          </table:table-cell>
          <table:table-cell office:value-type="string" calcext:value-type="string">
            <text:p><text:s/>CALI-0550, 4x3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s</text:p>
          </table:table-cell>
          <table:table-cell office:value-type="float" office:value="63437.5" calcext:value-type="float">
            <text:p>63437.5</text:p>
          </table:table-cell>
          <table:table-cell office:value-type="string" calcext:value-type="string">
            <text:p>0 %</text:p>
          </table:table-cell>
          <table:table-cell office:value-type="float" office:value="63437.5" calcext:value-type="float">
            <text:p>63437.5</text:p>
          </table:table-cell>
          <table:table-cell/>
          <table:table-cell office:value-type="string" calcext:value-type="string">
            <text:p>Taxabl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6:37:16.001312468</meta:creation-date>
    <dc:date>2019-03-02T16:37:49.434727629</dc:date>
    <meta:editing-duration>PT34S</meta:editing-duration>
    <meta:editing-cycles>1</meta:editing-cycles>
    <meta:document-statistic meta:table-count="1" meta:cell-count="6403" meta:object-count="0"/>
    <meta:generator>LibreOffice/5.1.6.2$Linux_X86_64 LibreOffice_project/10m0$Build-2</meta:generator>
  </office:meta>
</office:document-meta>
</file>